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lack-Lato" svg:font-family="Slack-Lato, Slack-Fractions, appleLogo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text-properties style:font-name="Arial" fo:font-size="11pt" fo:language="tr" fo:country="TR" fo:font-weight="bold" officeooo:rsid="000f5e82" officeooo:paragraph-rsid="000f5e82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Arial" fo:font-size="11pt" fo:language="tr" fo:country="TR" fo:font-weight="bold" officeooo:rsid="0010c9a4" officeooo:paragraph-rsid="0010c9a4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Arial" fo:font-size="11pt" fo:language="tr" fo:country="TR" fo:font-weight="bold" officeooo:rsid="0011c137" officeooo:paragraph-rsid="0011c137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language="tr" fo:country="TR" fo:font-weight="bold" officeooo:rsid="00134e05" officeooo:paragraph-rsid="00134e05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Arial" fo:font-size="11pt" fo:language="tr" fo:country="TR" fo:font-weight="bold" officeooo:rsid="0016986b" officeooo:paragraph-rsid="0016986b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Arial" fo:font-size="11pt" fo:language="tr" fo:country="TR" fo:font-weight="bold" officeooo:rsid="0017a71f" officeooo:paragraph-rsid="0017a71f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Arial" fo:font-size="11pt" fo:language="tr" fo:country="TR" fo:font-weight="bold" officeooo:rsid="0018b521" officeooo:paragraph-rsid="0018b521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Arial" fo:font-size="11pt" fo:language="tr" fo:country="TR" fo:font-weight="bold" officeooo:rsid="001aae9b" officeooo:paragraph-rsid="001aae9b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Arial" fo:font-size="11pt" fo:language="tr" fo:country="TR" officeooo:rsid="000f5e82" officeooo:paragraph-rsid="000f5e82" style:font-size-asian="11pt" style:font-size-complex="11pt"/>
    </style:style>
    <style:style style:name="P11" style:family="paragraph" style:parent-style-name="Standard">
      <style:text-properties style:font-name="Arial" fo:font-size="11pt" fo:language="tr" fo:country="TR" officeooo:rsid="001aae9b" officeooo:paragraph-rsid="001aae9b" style:font-size-asian="11pt" style:font-size-complex="11pt"/>
    </style:style>
    <style:style style:name="P12" style:family="paragraph" style:parent-style-name="Standard">
      <style:text-properties style:font-name="Arial" fo:font-size="11pt" fo:language="tr" fo:country="TR" fo:font-weight="normal" officeooo:rsid="0010c9a4" officeooo:paragraph-rsid="0010c9a4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Arial" fo:font-size="11pt" fo:language="tr" fo:country="TR" fo:font-weight="normal" officeooo:rsid="0011c137" officeooo:paragraph-rsid="0011c137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Arial" fo:font-size="11pt" fo:language="tr" fo:country="TR" fo:font-weight="normal" officeooo:rsid="00125749" officeooo:paragraph-rsid="00125749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Arial" fo:font-size="11pt" fo:language="tr" fo:country="TR" fo:font-weight="normal" officeooo:rsid="00134e05" officeooo:paragraph-rsid="00134e05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font-name="Arial" fo:font-size="11pt" fo:language="tr" fo:country="TR" fo:font-weight="normal" officeooo:rsid="00139b32" officeooo:paragraph-rsid="00139b32" style:font-size-asian="11pt" style:font-weight-asian="normal" style:font-size-complex="11pt" style:font-weight-complex="normal"/>
    </style:style>
    <style:style style:name="P17" style:family="paragraph" style:parent-style-name="Standard">
      <style:text-properties style:font-name="Arial" fo:font-size="11pt" fo:language="tr" fo:country="TR" fo:font-weight="normal" officeooo:rsid="0016986b" officeooo:paragraph-rsid="0016986b" style:font-size-asian="11pt" style:font-weight-asian="normal" style:font-size-complex="11pt" style:font-weight-complex="normal"/>
    </style:style>
    <style:style style:name="P18" style:family="paragraph" style:parent-style-name="Standard">
      <style:text-properties style:font-name="Arial" fo:font-size="11pt" fo:language="tr" fo:country="TR" fo:font-weight="normal" officeooo:rsid="0016986b" officeooo:paragraph-rsid="0017a71f" style:font-size-asian="11pt" style:font-weight-asian="normal" style:font-size-complex="11pt" style:font-weight-complex="normal"/>
    </style:style>
    <style:style style:name="P19" style:family="paragraph" style:parent-style-name="Standard">
      <style:text-properties style:font-name="Arial" fo:font-size="11pt" fo:language="tr" fo:country="TR" fo:font-weight="normal" officeooo:rsid="0017a71f" officeooo:paragraph-rsid="0017a71f" style:font-size-asian="11pt" style:font-weight-asian="normal" style:font-size-complex="11pt" style:font-weight-complex="normal"/>
    </style:style>
    <style:style style:name="P20" style:family="paragraph" style:parent-style-name="Standard">
      <style:text-properties style:font-name="Arial" fo:font-size="11pt" fo:language="tr" fo:country="TR" fo:font-weight="normal" officeooo:rsid="0018b521" officeooo:paragraph-rsid="0018b521" style:font-size-asian="11pt" style:font-weight-asian="normal" style:font-size-complex="11pt" style:font-weight-complex="normal"/>
    </style:style>
    <style:style style:name="P21" style:family="paragraph" style:parent-style-name="Standard">
      <style:text-properties style:font-name="Arial" fo:font-size="11pt" fo:language="tr" fo:country="TR" fo:font-weight="normal" officeooo:rsid="001a33f3" officeooo:paragraph-rsid="001a33f3" style:font-size-asian="11pt" style:font-weight-asian="normal" style:font-size-complex="11pt" style:font-weight-complex="normal"/>
    </style:style>
    <style:style style:name="P22" style:family="paragraph" style:parent-style-name="Standard">
      <style:text-properties style:font-name="Arial" fo:font-size="11pt" fo:language="tr" fo:country="TR" fo:font-weight="normal" officeooo:rsid="001a7e0f" officeooo:paragraph-rsid="001a7e0f" style:font-size-asian="11pt" style:font-weight-asian="normal" style:font-size-complex="11pt" style:font-weight-complex="normal"/>
    </style:style>
    <style:style style:name="P23" style:family="paragraph" style:parent-style-name="Standard">
      <style:text-properties fo:font-variant="normal" fo:text-transform="none" fo:color="#1d1c1d" style:font-name="Arial" fo:font-size="11pt" fo:letter-spacing="normal" fo:language="tr" fo:country="TR" fo:font-style="normal" fo:font-weight="normal" officeooo:rsid="000f5e82" officeooo:paragraph-rsid="000f5e82" style:font-size-asian="11pt" style:font-weight-asian="bold" style:font-size-complex="11pt" style:font-weight-complex="bold"/>
    </style:style>
    <style:style style:name="P24" style:family="paragraph" style:parent-style-name="Standard">
      <style:text-properties fo:color="#c9211e" style:font-name="Arial" fo:font-size="11pt" fo:language="tr" fo:country="TR" fo:font-weight="bold" officeooo:rsid="00139b32" officeooo:paragraph-rsid="00139b32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c9211e" style:font-name="Arial" fo:font-size="11pt" fo:language="tr" fo:country="TR" fo:font-weight="bold" officeooo:rsid="000f5e82" officeooo:paragraph-rsid="000f5e82" style:font-size-asian="11pt" style:font-weight-asian="bold" style:font-size-complex="11pt" style:font-weight-complex="bold"/>
    </style:style>
    <style:style style:name="P26" style:family="paragraph" style:parent-style-name="Standard">
      <style:text-properties fo:color="#c9211e" style:font-name="Arial" fo:font-size="11pt" fo:language="tr" fo:country="TR" fo:font-weight="bold" officeooo:rsid="0010c9a4" officeooo:paragraph-rsid="0010c9a4" style:font-size-asian="11pt" style:font-weight-asian="bold" style:font-size-complex="11pt" style:font-weight-complex="bold"/>
    </style:style>
    <style:style style:name="P27" style:family="paragraph" style:parent-style-name="Standard">
      <style:text-properties fo:color="#c9211e" style:font-name="Arial" fo:font-size="11pt" fo:language="tr" fo:country="TR" fo:font-weight="bold" officeooo:rsid="0018b521" officeooo:paragraph-rsid="0018b521" style:font-size-asian="11pt" style:font-weight-asian="bold" style:font-size-complex="11pt" style:font-weight-complex="bold"/>
    </style:style>
    <style:style style:name="P28" style:family="paragraph" style:parent-style-name="Standard">
      <style:text-properties fo:color="#c9211e" style:font-name="Arial" fo:font-size="11pt" fo:language="tr" fo:country="TR" fo:font-weight="bold" officeooo:rsid="001a7e0f" officeooo:paragraph-rsid="001a7e0f" style:font-size-asian="11pt" style:font-weight-asian="bold" style:font-size-complex="11pt" style:font-weight-complex="bold"/>
    </style:style>
    <style:style style:name="P29" style:family="paragraph" style:parent-style-name="Standard">
      <style:text-properties fo:color="#c9211e" style:font-name="Arial" fo:font-size="11pt" fo:language="tr" fo:country="TR" fo:font-weight="bold" officeooo:rsid="001aae9b" officeooo:paragraph-rsid="001aae9b" style:font-size-asian="11pt" style:font-weight-asian="bold" style:font-size-complex="11pt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c9211e" style:font-name="Arial" fo:font-size="11pt" fo:language="tr" fo:country="TR" fo:font-weight="bold" officeooo:rsid="001aae9b" officeooo:paragraph-rsid="001aae9b" style:font-size-asian="11pt" style:font-weight-asian="bold" style:font-size-complex="11pt" style:font-weight-complex="bold"/>
    </style:style>
    <style:style style:name="P31" style:family="paragraph" style:parent-style-name="Standard">
      <style:text-properties fo:color="#c9211e" style:font-name="Arial" fo:font-size="11pt" fo:language="tr" fo:country="TR" fo:font-weight="bold" officeooo:rsid="001b56d9" officeooo:paragraph-rsid="001b56d9" style:font-size-asian="11pt" style:font-weight-asian="bold" style:font-size-complex="11pt" style:font-weight-complex="bold"/>
    </style:style>
    <style:style style:name="P32" style:family="paragraph" style:parent-style-name="Standard">
      <style:text-properties fo:color="#c9211e" style:font-name="Arial" fo:font-size="11pt" fo:language="tr" fo:country="TR" fo:font-weight="bold" officeooo:rsid="002010b8" officeooo:paragraph-rsid="002010b8" style:font-size-asian="11pt" style:font-weight-asian="bold" style:font-size-complex="11pt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c9211e" style:font-name="Arial" fo:font-size="11pt" fo:language="tr" fo:country="TR" fo:font-weight="bold" officeooo:rsid="002010b8" officeooo:paragraph-rsid="002010b8" style:font-size-asian="11pt" style:font-weight-asian="bold" style:font-size-complex="11pt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c9211e" style:font-name="Arial" fo:font-size="11pt" fo:language="tr" fo:country="TR" fo:font-weight="bold" officeooo:rsid="00125749" officeooo:paragraph-rsid="00125749" style:font-size-asian="11pt" style:font-weight-asian="bold" style:font-size-complex="11pt" style:font-weight-complex="bold"/>
    </style:style>
    <style:style style:name="P35" style:family="paragraph" style:parent-style-name="Standard">
      <style:text-properties fo:color="#c9211e" style:font-name="Arial" fo:font-size="11pt" fo:language="tr" fo:country="TR" fo:font-weight="bold" officeooo:rsid="00237352" officeooo:paragraph-rsid="0022a508" style:font-size-asian="11pt" style:font-weight-asian="bold" style:font-size-complex="11pt" style:font-weight-complex="bold"/>
    </style:style>
    <style:style style:name="P36" style:family="paragraph" style:parent-style-name="Standard">
      <style:text-properties fo:color="#c9211e" style:font-name="Arial" fo:font-size="11pt" fo:language="tr" fo:country="TR" fo:font-weight="normal" officeooo:rsid="001a33f3" officeooo:paragraph-rsid="001a33f3" style:font-size-asian="11pt" style:font-weight-asian="normal" style:font-size-complex="11pt" style:font-weight-complex="normal"/>
    </style:style>
    <style:style style:name="P37" style:family="paragraph" style:parent-style-name="Standard">
      <style:text-properties fo:color="#c9211e" style:font-name="Arial" fo:font-size="11pt" fo:language="tr" fo:country="TR" fo:font-weight="normal" officeooo:rsid="001a7e0f" officeooo:paragraph-rsid="001a7e0f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c9211e" style:font-name="Arial" fo:font-size="11pt" fo:language="tr" fo:country="TR" fo:font-weight="normal" officeooo:rsid="00125749" officeooo:paragraph-rsid="00125749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c9211e" style:font-name="Arial" fo:font-size="11pt" fo:font-weight="bold" style:font-size-asian="11pt" style:font-weight-asian="bold" style:font-size-complex="11pt" style:font-weight-complex="bold"/>
    </style:style>
    <style:style style:name="P40" style:family="paragraph" style:parent-style-name="Standard">
      <style:text-properties fo:color="#c9211e" style:font-name="Arial" fo:font-size="11pt" fo:font-weight="bold" officeooo:rsid="002517c4" officeooo:paragraph-rsid="002517c4" style:font-size-asian="11pt" style:font-weight-asian="bold" style:font-size-complex="11pt" style:font-weight-complex="bold"/>
    </style:style>
    <style:style style:name="P41" style:family="paragraph" style:parent-style-name="Standard">
      <style:text-properties fo:color="#000000" style:font-name="Arial" fo:font-size="11pt" fo:language="tr" fo:country="TR" fo:font-weight="normal" officeooo:rsid="001aae9b" officeooo:paragraph-rsid="001aae9b" style:font-size-asian="11pt" style:font-weight-asian="normal" style:font-size-complex="11pt" style:font-weight-complex="normal"/>
    </style:style>
    <style:style style:name="P42" style:family="paragraph" style:parent-style-name="Standard">
      <style:text-properties fo:color="#000000" style:font-name="Arial" fo:font-size="11pt" fo:language="tr" fo:country="TR" fo:font-weight="normal" officeooo:rsid="002010b8" officeooo:paragraph-rsid="002010b8" style:font-size-asian="11pt" style:font-weight-asian="normal" style:font-size-complex="11pt" style:font-weight-complex="normal"/>
    </style:style>
    <style:style style:name="P43" style:family="paragraph" style:parent-style-name="Standard">
      <style:text-properties fo:color="#000000" style:font-name="Arial" fo:font-size="11pt" fo:language="tr" fo:country="TR" fo:font-weight="normal" officeooo:rsid="001b56d9" officeooo:paragraph-rsid="001b56d9" style:font-size-asian="11pt" style:font-weight-asian="normal" style:font-size-complex="11pt" style:font-weight-complex="normal"/>
    </style:style>
    <style:style style:name="P44" style:family="paragraph" style:parent-style-name="Standard">
      <style:text-properties fo:color="#000000" style:font-name="Arial" fo:font-size="11pt" fo:language="tr" fo:country="TR" fo:font-weight="bold" officeooo:rsid="001aae9b" officeooo:paragraph-rsid="001aae9b" style:font-size-asian="11pt" style:font-weight-asian="bold" style:font-size-complex="11pt" style:font-weight-complex="bold"/>
    </style:style>
    <style:style style:name="P45" style:family="paragraph" style:parent-style-name="Standard"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46" style:family="paragraph" style:parent-style-name="Standard">
      <style:text-properties officeooo:paragraph-rsid="0022a508"/>
    </style:style>
    <style:style style:name="P47" style:family="paragraph" style:parent-style-name="Standard">
      <style:text-properties officeooo:paragraph-rsid="0028f351"/>
    </style:style>
    <style:style style:name="P48" style:family="paragraph">
      <style:paragraph-properties fo:text-align="center"/>
    </style:style>
    <style:style style:name="T1" style:family="text">
      <style:text-properties fo:font-variant="normal" fo:text-transform="none" fo:color="#1d1c1d" fo:letter-spacing="normal" fo:font-style="normal" fo:font-weight="normal"/>
    </style:style>
    <style:style style:name="T2" style:family="text">
      <style:text-properties fo:font-variant="normal" fo:text-transform="none" fo:color="#1d1c1d" style:font-name="Slack-Lato" fo:font-size="7.5pt" fo:letter-spacing="normal" fo:language="tr" fo:country="TR" fo:font-style="normal" fo:font-weight="normal" officeooo:rsid="0010c9a4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1d1c1d" style:font-name="Slack-Lato" fo:font-size="7.5pt" fo:letter-spacing="normal" fo:language="tr" fo:country="TR" fo:font-style="normal" fo:font-weight="normal" officeooo:rsid="002761b1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fo:color="#1d1c1d" style:font-name="Slack-Lato" fo:font-size="7.5pt" fo:letter-spacing="normal" fo:language="tr" fo:country="TR" fo:font-style="normal" fo:font-weight="normal" officeooo:rsid="00286b29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fo:color="#1d1c1d" style:font-name="Slack-Lato" fo:font-size="7.5pt" fo:letter-spacing="normal" fo:language="tr" fo:country="TR" fo:font-style="normal" fo:font-weight="normal" officeooo:rsid="0028f351" style:font-size-asian="11pt" style:font-weight-asian="normal" style:font-size-complex="11pt" style:font-weight-complex="normal"/>
    </style:style>
    <style:style style:name="T6" style:family="text">
      <style:text-properties fo:font-variant="normal" fo:text-transform="none" fo:color="#1d1c1d" style:font-name="Slack-Lato" fo:font-size="7.5pt" fo:letter-spacing="normal" fo:language="tr" fo:country="TR" fo:font-style="normal" fo:font-weight="normal" officeooo:rsid="0029bb76" style:font-size-asian="11pt" style:font-weight-asian="normal" style:font-size-complex="11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1c137"/>
    </style:style>
    <style:style style:name="T9" style:family="text">
      <style:text-properties officeooo:rsid="00125749"/>
    </style:style>
    <style:style style:name="T10" style:family="text">
      <style:text-properties officeooo:rsid="00134e05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c9211e"/>
    </style:style>
    <style:style style:name="T13" style:family="text">
      <style:text-properties fo:color="#c9211e" officeooo:rsid="0011c137"/>
    </style:style>
    <style:style style:name="T14" style:family="text">
      <style:text-properties fo:color="#c9211e" style:font-name="Arial" fo:font-size="11pt" fo:language="tr" fo:country="TR" fo:font-weight="bold" officeooo:rsid="0022a508" style:font-size-asian="11pt" style:font-weight-asian="bold" style:font-size-complex="11pt" style:font-weight-complex="bold"/>
    </style:style>
    <style:style style:name="T15" style:family="text">
      <style:text-properties fo:color="#c9211e" style:font-name="Arial" fo:font-size="11pt" fo:language="tr" fo:country="TR" fo:font-weight="bold" officeooo:rsid="00237352" style:font-size-asian="11pt" style:font-weight-asian="bold" style:font-size-complex="11pt" style:font-weight-complex="bold"/>
    </style:style>
    <style:style style:name="T16" style:family="text">
      <style:text-properties officeooo:rsid="001a33f3"/>
    </style:style>
    <style:style style:name="T17" style:family="text">
      <style:text-properties officeooo:rsid="001a7e0f"/>
    </style:style>
    <style:style style:name="T18" style:family="text">
      <style:text-properties officeooo:rsid="001aae9b"/>
    </style:style>
    <style:style style:name="T19" style:family="text">
      <style:text-properties style:font-name="Arial" fo:font-size="11pt" fo:language="tr" fo:country="TR" fo:font-weight="normal" officeooo:rsid="0010c9a4" style:font-size-asian="11pt" style:font-weight-asian="normal" style:font-size-complex="11pt" style:font-weight-complex="normal"/>
    </style:style>
    <style:style style:name="T20" style:family="text">
      <style:text-properties style:font-name="Arial" fo:font-size="11pt" fo:language="tr" fo:country="TR" fo:font-weight="normal" officeooo:rsid="002761b1" style:font-size-asian="11pt" style:font-weight-asian="normal" style:font-size-complex="11pt" style:font-weight-complex="normal"/>
    </style: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5">SQL NOTLARI</text:p>
      <text:p text:style-name="P2"/>
      <text:p text:style-name="P26">Database’in Faydaları</text:p>
      <text:p text:style-name="P5">Data Base Management System (DBMS) </text:p>
      <text:p text:style-name="P3"><text:span text:style-name="T7">1)</text:span> CRUD operations <text:span text:style-name="T7">(Oluşturma, Okuma, Değiştirme ve Silme kolaylığı)</text:span></text:p>
      <text:p text:style-name="P12">Create</text:p>
      <text:p text:style-name="P12">Read</text:p>
      <text:p text:style-name="P12">Update</text:p>
      <text:p text:style-name="P12">Delete</text:p>
      <text:p text:style-name="P12"/>
      <text:p text:style-name="P12">2) Yüksek bilgi depolanabilir</text:p>
      <text:p text:style-name="P12">3)Girişin kolay ve kontrollü olması</text:p>
      <text:p text:style-name="P12">4)Dataya ulaşım kolaylığı</text:p>
      <text:p text:style-name="P12">5)Güvenlik</text:p>
      <text:p text:style-name="P12"/>
      <text:p text:style-name="P12">***</text:p>
      <text:p text:style-name="P47"><text:span text:style-name="T2">DML --&gt; INSERT , UPDATE , DELETE, </text:span><text:span text:style-name="T6">MERGE</text:span><text:span text:style-name="T2"> --</text:span><text:span text:style-name="T5">&gt; COMMIT, ROLLBACK </text:span><text:span text:style-name="T2"><text:s/></text:span><text:span text:style-name="T3">(Satırdaki </text:span><text:span text:style-name="T4">manipülasyon</text:span><text:span text:style-name="T3">)</text:span><text:span text:style-name="T19"><text:line-break/></text:span><text:span text:style-name="T2">DDL --&gt; CREATE , DROP , TRUNCATE , ALTER</text:span><text:span text:style-name="T19"> <text:s/></text:span><text:span text:style-name="T2">--</text:span><text:span text:style-name="T5">&gt; COMMIT, ROLLBACK CALISMAZ </text:span><text:span text:style-name="T20">(Sütundaki değişiklikler)</text:span></text:p>
      <text:p text:style-name="P12"/>
      <text:p text:style-name="P12">***</text:p>
      <text:p text:style-name="P12"/>
      <text:p text:style-name="P12"/>
      <text:p text:style-name="P12"/>
      <text:p text:style-name="P12"><text:tab/><text:tab/> <text:s text:c="4"/><text:span text:style-name="T13">API</text:span><text:span text:style-name="T8"> </text:span><text:span text:style-name="T9">(Application Programming Interface)</text:span></text:p>
      <text:p text:style-name="P13"><draw:line text:anchor-type="paragraph" draw:z-index="0" draw:name="Form1" draw:style-name="gr1" draw:text-style-name="P48" svg:x1="1.9398in" svg:y1="0.0035in" svg:x2="2.426in" svg:y2="0.2307in"><text:p/></draw:line></text:p>
      <text:p text:style-name="P13"><draw:line text:anchor-type="paragraph" draw:z-index="1" draw:name="Form2" draw:style-name="gr1" draw:text-style-name="P48" svg:x1="1.5528in" svg:y1="0.0929in" svg:x2="2.2472in" svg:y2="0.1138in"><text:p/></draw:line><text:s text:c="3"/><text:span text:style-name="T12">User Interface</text:span> <text:s/><text:span text:style-name="T10">(UI)</text:span> <text:s text:c="33"/><text:span text:style-name="T12">Database</text:span></text:p>
      <text:p text:style-name="P12"/>
      <text:p text:style-name="P13"/>
      <text:p text:style-name="P13">1-Data oluşturuldu bir User Interface’de oluşturuldu.</text:p>
      <text:p text:style-name="P13">Datayı dış kaynak yerine Database’de de oluşturabiliriz. (Create ile data oluşturabiliriz.)</text:p>
      <text:p text:style-name="P4"/>
      <text:p text:style-name="P13">2-Database’e gönderildi</text:p>
      <text:p text:style-name="P13">3-Oluşup oluşmadığını SQL ile çağırarak anlayabiliriz. (Select ile çağırınca gliyor mu?)</text:p>
      <text:p text:style-name="P13">Database’de oluşturulanı bazen User Interface’de çağırabiliriz.</text:p>
      <text:p text:style-name="P14">Get ile API testi yaparak Datanın olup olmadığını görebiliriz.</text:p>
      <text:p text:style-name="P14">(API testinde datayı okumak için get, göndermek için post)</text:p>
      <text:p text:style-name="P13"/>
      <text:p text:style-name="P13">4-API bir Translator gibi Database’in başka uygulamalarla olan ilişkisini ayarlıyor.</text:p>
      <text:p text:style-name="P14">Farklı dillerde yazılan diller arasında bağlantı kuruyor.</text:p>
      <text:p text:style-name="P14"/>
      <text:p text:style-name="P14">API’ya json formatında iletilir o da ileteceği yerin diline cevirip iletir.</text:p>
      <text:p text:style-name="P14">Json formatı: key: value formatında dataları depolar.</text:p>
      <text:p text:style-name="P14"/>
      <text:p text:style-name="P15">UI, API ve Database ile datayı test edip görebiliyorsak buna End to End (E2E) Testing denir.</text:p>
      <text:p text:style-name="P15"/>
      <text:p text:style-name="P15">***</text:p>
      <text:p text:style-name="P24">Non Relational Databases (non-SQL Database / NoSQL)</text:p>
      <text:p text:style-name="P16"/>
      <text:p text:style-name="P16">Tablolar arasında ilişki yok, verilerle çalışırken <text:span text:style-name="T11">Yapılandırılmamış Sorgu Dili kullanır</text:span>. Daha esnek bir yapı sunuyor. Mongo gibi. </text:p>
      <text:p text:style-name="P16"/>
      <text:p text:style-name="P16">***</text:p>
      <text:p text:style-name="P6"><text:soft-page-break/>Primary Key</text:p>
      <text:p text:style-name="P17">Unique olmalı. Null ve tekrar eden değerler almaz. Bir tabloda birden fazla PK olamaz.Her tabloda olması zorunlu değildir. TC,ISBN, email hesapları Natural key oldukları için Primary Key olarak kullanılabilir.</text:p>
      <text:p text:style-name="P6"/>
      <text:p text:style-name="P6">Foreign Key</text:p>
      <text:p text:style-name="P18">FK başka bir tablodaki PK ile ilşikilnedirilir. Bir tabloda birden fazla olabilir. Null değerleri kabul eder, tekrarlar olabilir. </text:p>
      <text:p text:style-name="P18"/>
      <text:p text:style-name="P19">Başka bir datadaki veriyeulaşırken önce tablodan foreign key bulunur ve diğer tablodaki primary keye geçiş yapılır. Yani bir tabloda FK iken diğer tabloda PK olabilir.</text:p>
      <text:p text:style-name="P18"/>
      <text:p text:style-name="P7">Composite Key</text:p>
      <text:p text:style-name="P19"/>
      <text:p text:style-name="P19">Birden fazla field(column) birleştirilerek oluşturulan key.</text:p>
      <text:p text:style-name="P6"/>
      <text:p text:style-name="P8">Unique Key</text:p>
      <text:p text:style-name="P20">Benzersiz olacak ancak Null değer alabilir. Bir tabloda birden fazla Unique Key olabilir. Örmeğin emailler bir sütun, telefon numaralı başka bir sütun gibi...Primary Key ile karıştırılmamalı.</text:p>
      <text:p text:style-name="P16"/>
      <text:p text:style-name="P20">Biyoloji dersi alan öğrenciler (One to many relation)</text:p>
      <text:p text:style-name="P20"/>
      <text:p text:style-name="P27">***</text:p>
      <text:p text:style-name="P27"/>
      <text:p text:style-name="P27">SQL Data Types</text:p>
      <text:p text:style-name="P20"/>
      <text:p text:style-name="P36">String datalar için</text:p>
      <text:p text:style-name="P21"/>
      <text:p text:style-name="P20"><text:span text:style-name="T11">char:</text:span> max boyutu 2000 byte. <text:span text:style-name="T16">Her karakter 1 byte. </text:span>Uzunluğu sabit dataları depolar,</text:p>
      <text:p text:style-name="P20"><text:span text:style-name="T11">nchar:</text:span> max boyutu 2000 byte. <text:span text:style-name="T16">Unicode dataları depolamak için kullanılır. Genelde farklı dillerdeki karakterler için kullanılır. Uzunluğu belli stringler için.</text:span></text:p>
      <text:p text:style-name="P21"><text:span text:style-name="T11">varchar:</text:span> kullanılmayan kısım alan kaplamaz. kendisi de 1 byte alan kaplar, yani 2 karakter 3 byte alan kaplar. Değişken uzunluktakı stringler için kullanılır.</text:p>
      <text:p text:style-name="P21"/>
      <text:p text:style-name="P36">Numeric olan datalar için</text:p>
      <text:p text:style-name="P21"/>
      <text:p text:style-name="P21"><text:span text:style-name="T11">number:</text:span> Oracle’da kullanılır. (p,s) şeklin de Precision range’i ifade eder, Scale ise virgülden sonraki kısmı</text:p>
      <text:p text:style-name="P21">Örneğin 1234,56 satısı number(6,2) şeklinde yazılır. Toplam 6 sayı, virgülden sonra 2 sayı.</text:p>
      <text:p text:style-name="P22">Number(7) ile number (7,0) aynıdır.</text:p>
      <text:p text:style-name="P22">Number(7,-2) yazılırsa ondalık kısmı yuvarlar. Mesela 1234567,89 sayısını 1234600 yapar.</text:p>
      <text:p text:style-name="P21"><text:span text:style-name="T11">integer:</text:span> PostgreSQL’de kullanılır. <text:span text:style-name="T17">(INTEGER, SMALL INT, NUMERIC, REAL,DOUBLE vs.)</text:span></text:p>
      <text:p text:style-name="P21"/>
      <text:p text:style-name="P37">Date Data Types</text:p>
      <text:p text:style-name="P22"/>
      <text:p text:style-name="P22">DATE şeklinde yazılır. Yıl, ay, gün, saat, dakika ve saniye şeklinde.</text:p>
      <text:p text:style-name="P22"/>
      <text:p text:style-name="P37">BLOB Data Types</text:p>
      <text:p text:style-name="P22">Binary Large Objetcs demektir. Resim, video, ses gibi dataları binary formatına çevirerek depolar.</text:p>
      <text:p text:style-name="P22"/>
      <text:p text:style-name="P22">***</text:p>
      <text:p text:style-name="P22"/>
      <text:p text:style-name="P28"/>
      <text:p text:style-name="P21"><text:soft-page-break/></text:p>
      <text:p text:style-name="P21"/>
      <text:p text:style-name="P16"/>
      <text:p text:style-name="P16"/>
      <text:p text:style-name="P16"/>
      <text:p text:style-name="P16"/>
      <text:p text:style-name="P16"/>
      <text:p text:style-name="P14"/>
      <text:p text:style-name="P38">------------------------------------------------*************----------------------------------------------</text:p>
      <text:p text:style-name="P38"/>
      <text:p text:style-name="P34"><text:span text:style-name="T18">Dersteki </text:span>SQL Kodları</text:p>
      <text:p text:style-name="P4"/>
      <text:p text:style-name="P29">1. Ders:</text:p>
      <text:p text:style-name="P9"/>
      <text:p text:style-name="P23">-- table nasıl oluşturulur:</text:p>
      <text:p text:style-name="P23">-- 1. Yol : sıfırdan table oluşturma :</text:p>
      <text:p text:style-name="P23"/>
      <text:p text:style-name="P2"><text:span text:style-name="T1">CREATE TABLE students</text:span><text:line-break/><text:span text:style-name="T1">(</text:span><text:line-break/><text:span text:style-name="T1">student_id SMALLINT,</text:span><text:line-break/><text:span text:style-name="T1">student_name VARCHAR(50),</text:span><text:line-break/><text:span text:style-name="T1">student_age SMALLINT,</text:span><text:line-break/><text:span text:style-name="T1">student_dob DATE);SELECT * FROM students ;</text:span></text:p>
      <text:p text:style-name="P23"/>
      <text:p text:style-name="P23">-- 2. Yol : Başka bir table kullanarak yeni bir table oluşturma :</text:p>
      <text:p text:style-name="P23"/>
      <text:p text:style-name="P2"><text:span text:style-name="T1">CREATE TABLE student_name_age</text:span><text:line-break/><text:span text:style-name="T1">AS SELECT student_name, student_age FROM students;</text:span></text:p>
      <text:p text:style-name="P23"/>
      <text:p text:style-name="P23">SELECT * FROM student_name_age ;</text:p>
      <text:p text:style-name="P23"/>
      <text:p text:style-name="P23">-- Table oluştururken bazı "Constraints" atamaları yapabiliriz</text:p>
      <text:p text:style-name="P2"><text:span text:style-name="T1">-- a)UNİQUE</text:span><text:line-break/><text:span text:style-name="T1">-- b)NOT NULL</text:span><text:line-break/><text:span text:style-name="T1">-- c)PRIMARY KEY</text:span><text:line-break/><text:span text:style-name="T1">-- d)FOREIGN KEY</text:span><text:line-break/><text:span text:style-name="T1">-- e)CHECK CONSTRAINT</text:span></text:p>
      <text:p text:style-name="P23"/>
      <text:p text:style-name="P2"><text:span text:style-name="T1">CREATE TABLE students</text:span><text:line-break/><text:span text:style-name="T1">(</text:span><text:line-break/><text:span text:style-name="T1">student_id SMALLINT UNIQUE,    -- student_id unique key ==&gt; null değerler dışındakiler tekrarsız olmalı. null değerler birden cok olabilir</text:span><text:line-break/><text:span text:style-name="T1">student_name VARCHAR(50) NOT NULL,  -- student_name null değer alamaz</text:span><text:line-break/><text:span text:style-name="T1">student_age SMALLINT,</text:span><text:line-break/><text:span text:style-name="T1">student_dob DATE UNIQUE</text:span></text:p>
      <text:p text:style-name="P23">);</text:p>
      <text:p text:style-name="P23">SELECT * FROM students ;</text:p>
      <text:p text:style-name="P23"/>
      <text:p text:style-name="P23">-- primary key oluşturmak için 2 yol kullanılabilir-- 1. yol :</text:p>
      <text:p text:style-name="P23"/>
      <text:p text:style-name="P2"><text:span text:style-name="T1">CREATE TABLE students</text:span><text:line-break/><text:span text:style-name="T1">(</text:span><text:line-break/><text:span text:style-name="T1">student_id SMALLINT PRIMARY KEY,</text:span><text:line-break/><text:soft-page-break/><text:span text:style-name="T1">student_name VARCHAR(50) NOT NULL,  -- student_name null değer alamaz</text:span><text:line-break/><text:span text:style-name="T1">student_age SMALLINT,</text:span><text:line-break/><text:span text:style-name="T1">student_dob DATE UNIQUE -- &gt;student_dob</text:span></text:p>
      <text:p text:style-name="P23">);</text:p>
      <text:p text:style-name="P23"/>
      <text:p text:style-name="P23">SELECT * FROM students ;</text:p>
      <text:p text:style-name="P23"/>
      <text:p text:style-name="P23">-- 2. yol :</text:p>
      <text:p text:style-name="P23"/>
      <text:p text:style-name="P2"><text:span text:style-name="T1">CREATE TABLE students</text:span><text:line-break/><text:span text:style-name="T1">(</text:span><text:line-break/><text:span text:style-name="T1">student_id SMALLINT,</text:span><text:line-break/><text:span text:style-name="T1">student_name VARCHAR(50),</text:span><text:line-break/><text:span text:style-name="T1">student_age SMALLINT,</text:span><text:line-break/><text:span text:style-name="T1">student_dob DATE,</text:span><text:line-break/><text:span text:style-name="T1">CONSTRAINT student_id_pk PRIMARY KEY(student_id) -- pk : primary key olarak isim ataması yapıyoruz.</text:span></text:p>
      <text:p text:style-name="P23">);</text:p>
      <text:p text:style-name="P23"/>
      <text:p text:style-name="P23">SELECT * FROM students ;</text:p>
      <text:p text:style-name="P23"/>
      <text:p text:style-name="P23">-- Foreign Key Constraint nasıl eklenir :</text:p>
      <text:p text:style-name="P23"/>
      <text:p text:style-name="P2"><text:span text:style-name="T1">CREATE TABLE parents</text:span><text:line-break/><text:span text:style-name="T1">(</text:span><text:line-break/><text:span text:style-name="T1">student_id SMALLINT,</text:span><text:line-break/><text:span text:style-name="T1">parent_name VARCHAR(50),</text:span><text:line-break/><text:span text:style-name="T1">phone_number CHAR(11),</text:span><text:line-break/><text:span text:style-name="T1">CONSTRAINT student_id_pk PRIMARY KEY(student_id)</text:span><text:line-break/><text:span text:style-name="T1">);</text:span></text:p>
      <text:p text:style-name="P23"/>
      <text:p text:style-name="P2"><text:span text:style-name="T1">CREATE TABLE students</text:span><text:line-break/><text:span text:style-name="T1">(</text:span><text:line-break/><text:span text:style-name="T1">student_id SMALLINT,</text:span><text:line-break/><text:span text:style-name="T1">student_name VARCHAR(50),</text:span><text:line-break/><text:span text:style-name="T1">student_age SMALLINT,</text:span><text:line-break/><text:span text:style-name="T1">student_dob DATE,</text:span><text:line-break/><text:span text:style-name="T1">CONSTRAINT student_id_fk FOREIGN KEY(student_id) REFERENCES parents(student_id)</text:span><text:line-break/><text:span text:style-name="T1">);</text:span></text:p>
      <text:p text:style-name="P23"/>
      <text:p text:style-name="P23">-- check constraint nasıl eklenir :</text:p>
      <text:p text:style-name="P23"/>
      <text:p text:style-name="P2"><text:span text:style-name="T1">CREATE TABLE students</text:span><text:line-break/><text:span text:style-name="T1">(</text:span><text:line-break/><text:span text:style-name="T1">student_id SMALLINT,</text:span><text:line-break/><text:span text:style-name="T1">student_name VARCHAR(50),</text:span><text:line-break/><text:span text:style-name="T1">student_age SMALLINT,</text:span><text:line-break/><text:span text:style-name="T1">student_dob DATE,</text:span><text:line-break/><text:span text:style-name="T1">CONSTRAINT student_age_check CHECK(student_age BETWEEN 0 AND 30),  -- 0 ve 30 dahil</text:span><text:line-break/><text:span text:style-name="T1">CONSTRAINT student_name_check CHECK(student_name = UPPER(student_name)) -- küçük harfle yazılan isimleri kabul etmez</text:span><text:line-break/><text:span text:style-name="T1">);</text:span></text:p>
      <text:p text:style-name="P23"/>
      <text:p text:style-name="P23"><text:soft-page-break/>SELECT *FROM students;</text:p>
      <text:p text:style-name="P23"/>
      <text:p text:style-name="P23">-- Table a veri nasıl girilir :</text:p>
      <text:p text:style-name="P23"/>
      <text:p text:style-name="P2"><text:span text:style-name="T1">CREATE TABLE students</text:span><text:line-break/><text:span text:style-name="T1">(</text:span><text:line-break/><text:span text:style-name="T1">student_id SMALLINT PRIMARY KEY,</text:span><text:line-break/><text:span text:style-name="T1">student_name VARCHAR(50) UNIQUE,</text:span><text:line-break/><text:span text:style-name="T1">student_age SMALLINT NOT NULL,</text:span><text:line-break/><text:span text:style-name="T1">student_dob DATE,</text:span><text:line-break/><text:span text:style-name="T1">CONSTRAINT student_age_check CHECK(student_age BETWEEN 0 AND 30),</text:span><text:line-break/><text:span text:style-name="T1">CONSTRAINT student_name_check CHECK(student_name = UPPER(student_name))</text:span><text:line-break/><text:span text:style-name="T1">);</text:span></text:p>
      <text:p text:style-name="P23"/>
      <text:p text:style-name="P2"><text:span text:style-name="T1">INSERT INTO students VALUES(101, 'ALİ CAN', 13, '10-Aug-2008');</text:span><text:line-break/><text:span text:style-name="T1">INSERT INTO students VALUES(102, 'VELİ HAN', 13, '10-Aug-2008');</text:span><text:line-break/><text:span text:style-name="T1">INSERT INTO students VALUES(103, 'AYSE TAN', 13, '10-May-2008');</text:span><text:line-break/><text:span text:style-name="T1">INSERT INTO students VALUES('105', 'FATMA KAN', 13, '10-Apr-2008'); </text:span></text:p>
      <text:p text:style-name="P2"><text:span text:style-name="T1">-- integer değerler single quote '' ile veya yalın olarak kullanılabilir</text:span><text:line-break/><text:span text:style-name="T1">INSERT INTO students VALUES('106', 'HATİCE ŞAN', 13, NULL);</text:span><text:line-break/><text:span text:style-name="T1">INSERT INTO students VALUES('107', 'TOM HANKS',14 , '12-Sep-2008');</text:span><text:line-break/><text:span text:style-name="T1">INSERT INTO students VALUES('108', 'ANGELINA JOLIE',14 , '12-OCT-2008');</text:span></text:p>
      <text:p text:style-name="P23"/>
      <text:p text:style-name="P23">-- Spesifik sütunlara veri girme</text:p>
      <text:p text:style-name="P2"><text:span text:style-name="T1">INSERT INTO students(student_id, student_age) VALUES(109, 15);</text:span><text:line-break/><text:span text:style-name="T1">INSERT INTO students(student_name, student_id, student_age) VALUES('JOHN WALKER', 110, 15);</text:span></text:p>
      <text:p text:style-name="P23"/>
      <text:p text:style-name="P2"><text:span text:style-name="T1">-- var olan bir veri nasıl değiştirilirUPDATE students</text:span><text:line-break/></text:p>
      <text:p text:style-name="P2"><text:span text:style-name="T1">SET student_name = 'LEO OCEAN'</text:span><text:line-break/><text:span text:style-name="T1">WHERE student_id = 108;UPDATE students</text:span><text:line-break/><text:span text:style-name="T1">SET student_dob = '11-DEC-1997'</text:span><text:line-break/><text:span text:style-name="T1">WHERE student_id = 110;</text:span></text:p>
      <text:p text:style-name="P23"/>
      <text:p text:style-name="P2"><text:span text:style-name="T1">SELECT * FROM students ;</text:span> </text:p>
      <text:p text:style-name="P10"/>
      <text:p text:style-name="P39">----------------------------------------************---------------------------------------</text:p>
      <text:p text:style-name="P29"/>
      <text:p text:style-name="P29">1. Ders tekrar:</text:p>
      <text:p text:style-name="P11"/>
      <text:p text:style-name="P11">--***Constraints***</text:p>
      <text:p text:style-name="P11"/>
      <text:p text:style-name="P11">/* </text:p>
      <text:p text:style-name="P11">Bu kısıtlamalar: 1-Unique, 2-Not Null, 3-Primary Key, 4-Foreign Key, 5-Check Constraint</text:p>
      <text:p text:style-name="P11">Tablonun üzerine sağ tıklayıp Properties'e bakınca bu değişiklikler ve ksısıtlamalar görünür.</text:p>
      <text:p text:style-name="P11">unique key==&gt; null değer dışındakiler tekrarsız olmalıdır. Çoklu null değer atanabilir.</text:p>
      <text:p text:style-name="P11">primary key nul değer alamaz.</text:p>
      <text:p text:style-name="P11"/>
      <text:p text:style-name="P11"/>
      <text:p text:style-name="P11">*/</text:p>
      <text:p text:style-name="P11"/>
      <text:p text:style-name="P11">--Primary Key oluştururken 2 yol kullanabiliriz.</text:p>
      <text:p text:style-name="P11"/>
      <text:p text:style-name="P11"><text:soft-page-break/>--1. Yol: Yanlarına yazarak. Bu şekilde kendisi isim ataması yapıyor.</text:p>
      <text:p text:style-name="P11">Create Table students</text:p>
      <text:p text:style-name="P11">(</text:p>
      <text:p text:style-name="P11">student_id smallint Primary Key, <text:s/></text:p>
      <text:p text:style-name="P11">student_name varchar(50) not null,</text:p>
      <text:p text:style-name="P11">student_age smallint,</text:p>
      <text:p text:style-name="P11">student_dob date unique</text:p>
      <text:p text:style-name="P11">);</text:p>
      <text:p text:style-name="P11"/>
      <text:p text:style-name="P11">Select * from students</text:p>
      <text:p text:style-name="P11"/>
      <text:p text:style-name="P11"/>
      <text:p text:style-name="P11">--2. Yol: Constraint ile birlikte yazarak. Bu şekilde isim ataması da yapabiliyoruz.</text:p>
      <text:p text:style-name="P11"/>
      <text:p text:style-name="P11">Create Table students</text:p>
      <text:p text:style-name="P11">(</text:p>
      <text:p text:style-name="P11">student_id smallint, <text:s/></text:p>
      <text:p text:style-name="P11">student_name varchar(50),</text:p>
      <text:p text:style-name="P11">student_age smallint,</text:p>
      <text:p text:style-name="P11">student_dob date,</text:p>
      <text:p text:style-name="P11">constraint student_id_pk primary key(student_id)</text:p>
      <text:p text:style-name="P11">);</text:p>
      <text:p text:style-name="P11"/>
      <text:p text:style-name="P11">--Foreign Key Constraint nasıl eklenir:</text:p>
      <text:p text:style-name="P11">--FK'nın kullanılması için bir tabloya daha ihtiyacımız var. Bu yüzden bir de "parents" tablosu oluşturalım</text:p>
      <text:p text:style-name="P11"/>
      <text:p text:style-name="P11">Create table parents</text:p>
      <text:p text:style-name="P11">(</text:p>
      <text:p text:style-name="P11">student_id Smallint,</text:p>
      <text:p text:style-name="P11">parent_name varchar(50),</text:p>
      <text:p text:style-name="P11">phone_number char(11),</text:p>
      <text:p text:style-name="P11">constraint student_id_pk primary key(student_id)</text:p>
      <text:p text:style-name="P11">);</text:p>
      <text:p text:style-name="P11"/>
      <text:p text:style-name="P11">--foreign key oluştururken ilişki kurulacak table için referans vermezsek hata verir.</text:p>
      <text:p text:style-name="P11">--Constraints sekmesindeki çift anahtar ikonu FK'yı, tek anahtar PK'yı belirtir.</text:p>
      <text:p text:style-name="P11">Create Table students</text:p>
      <text:p text:style-name="P11">(</text:p>
      <text:p text:style-name="P11">student_id smallint, <text:s/></text:p>
      <text:p text:style-name="P11">student_name varchar(50),</text:p>
      <text:p text:style-name="P11">student_age smallint,</text:p>
      <text:p text:style-name="P11">student_dob date,</text:p>
      <text:p text:style-name="P11">constraint student_id_fk foreign key(student_id) references parents(student_id)</text:p>
      <text:p text:style-name="P11">);</text:p>
      <text:p text:style-name="P11"/>
      <text:p text:style-name="P11">-- Check Constraint nasıl eklenir:</text:p>
      <text:p text:style-name="P11"/>
      <text:p text:style-name="P11">Create Table students</text:p>
      <text:p text:style-name="P11">(</text:p>
      <text:p text:style-name="P11">student_id smallint, <text:s/></text:p>
      <text:p text:style-name="P11">student_name varchar(50),</text:p>
      <text:p text:style-name="P11">student_age smallint,</text:p>
      <text:p text:style-name="P11"><text:soft-page-break/>student_dob date,</text:p>
      <text:p text:style-name="P11">constraint student_age_check check(student_age between 0 and 30), -- 0 ve 30 dahil</text:p>
      <text:p text:style-name="P11">constraint student_name_chcek check(student_name = upper(student_name)) --isimlerin büyük harf olması şartı</text:p>
      <text:p text:style-name="P11">);</text:p>
      <text:p text:style-name="P11"/>
      <text:p text:style-name="P11">--***Table'a veri nasıl girilir: Insert kullanılır</text:p>
      <text:p text:style-name="P11"/>
      <text:p text:style-name="P11">Create Table students</text:p>
      <text:p text:style-name="P11">(</text:p>
      <text:p text:style-name="P11">student_id smallint Primary Key, <text:s/></text:p>
      <text:p text:style-name="P11">student_name varchar(50) Unique,</text:p>
      <text:p text:style-name="P11">student_age smallint not null,</text:p>
      <text:p text:style-name="P11">student_dob date,</text:p>
      <text:p text:style-name="P11">constraint student_age_check check(student_age between 0 and 30),</text:p>
      <text:p text:style-name="P11">constraint student_name_chcek check(student_name = upper(student_name)) </text:p>
      <text:p text:style-name="P11">);</text:p>
      <text:p text:style-name="P11"/>
      <text:p text:style-name="P11">Insert into students values(101, 'ALI CAN', 13, '10-Aug-2008'); </text:p>
      <text:p text:style-name="P11">--yukarıdaki sıraya göre giriyoruz. Değilse belirtmemiz gerekecek.</text:p>
      <text:p text:style-name="P11">--yukarıdaki kısıtlamadan dolayı name'ler büyük olmalı</text:p>
      <text:p text:style-name="P11">Insert into students values(102, 'VELI HAN', 14, '10-Aug-2007');</text:p>
      <text:p text:style-name="P11">Insert into students values(103, 'AYSE TAN', 14, '10-Sep-2007'); </text:p>
      <text:p text:style-name="P11">--integer değerler single quote ile veya yalın kullanılabilir. Mesela id'yi tek tırnakla zayalım</text:p>
      <text:p text:style-name="P11">Insert into students values('104', 'KEMAL KUZU', 14, NULL); </text:p>
      <text:p text:style-name="P11">Insert into students values(105, 'TOM HANGS', 25, '12-Sep-1996'); </text:p>
      <text:p text:style-name="P11">Insert into students values(106, 'ANGELINA JULIE', 30, '15-Sep-1991');</text:p>
      <text:p text:style-name="P11">Insert into students values(107, 'BRAD PITT', 21, '26-JUL-1999'); </text:p>
      <text:p text:style-name="P11"/>
      <text:p text:style-name="P11">Select * from students;</text:p>
      <text:p text:style-name="P11"/>
      <text:p text:style-name="P11">--Spesifik bir sütuna veri nasıl girilir: ilgili sütunlar yazılır, values giriliri girilmeyenler null olur.</text:p>
      <text:p text:style-name="P11">Insert into students(student_id, student_age) values (108, 17);</text:p>
      <text:p text:style-name="P11">--Gerçek tablodaki sıraya göre değil, içine yazdığımız sıraya göre values giriyoruz.</text:p>
      <text:p text:style-name="P11">Insert into students(student_name, student_id, student_age) values ('JOHN WALKER', 109, 24);</text:p>
      <text:p text:style-name="P11">Select * from students;</text:p>
      <text:p text:style-name="P11"/>
      <text:p text:style-name="P11">--Varolan bir data nasıl değştirilir: Update kullanılır</text:p>
      <text:p text:style-name="P11">--yukarıdaki işlemlerde null olanlardan birine değer girelim...ID'si 108 olana isim girelim</text:p>
      <text:p text:style-name="P11">Update students</text:p>
      <text:p text:style-name="P11">Set student_name = 'LEO OCEAN'</text:p>
      <text:p text:style-name="P11">Where student_id = 108;</text:p>
      <text:p text:style-name="P11"/>
      <text:p text:style-name="P11"/>
      <text:p text:style-name="P11">-- John Walker dob sütunu 11-Dec-1997 değeriyle değiştir</text:p>
      <text:p text:style-name="P11">--Genelde ID üzerinden eşleştiriyoruz. Burada İsim üzerinden de eşleştirebilirdik.</text:p>
      <text:p text:style-name="P11">Update students</text:p>
      <text:p text:style-name="P11">Set student_dob = '11-Dec-1997'</text:p>
      <text:p text:style-name="P11">Where student_id = 109</text:p>
      <text:p text:style-name="P11"/>
      <text:p text:style-name="P11">Select * from students;</text:p>
      <text:p text:style-name="P11"/>
      <text:p text:style-name="P30">__________________________***************************_______________________</text:p>
      <text:p text:style-name="P29"><text:soft-page-break/></text:p>
      <text:p text:style-name="P29"/>
      <text:p text:style-name="P29">2. Ders tekrar:</text:p>
      <text:p text:style-name="P29"/>
      <text:p text:style-name="P41">--***2.Dersle devam...</text:p>
      <text:p text:style-name="P41"/>
      <text:p text:style-name="P41">--Çoklu record(satır) nasıl güncellenir</text:p>
      <text:p text:style-name="P41">--id'si 106'dan küçük tüm dob değerlerini 01-Aug-2021 tarihine güncelleyelim</text:p>
      <text:p text:style-name="P41"/>
      <text:p text:style-name="P41">Update students </text:p>
      <text:p text:style-name="P41">Set student_dob = '01-Aug-2021'</text:p>
      <text:p text:style-name="P41">Where student_id &lt; 106;</text:p>
      <text:p text:style-name="P41">--update olan tabloda en sona eklendi.</text:p>
      <text:p text:style-name="P41"/>
      <text:p text:style-name="P41"/>
      <text:p text:style-name="P41">--Tüm age değerlerini en yüksek age (30) değerine güncelleyin</text:p>
      <text:p text:style-name="P41"/>
      <text:p text:style-name="P41">Update students</text:p>
      <text:p text:style-name="P41">Set student_age = (Select max(student_age) from students); --students table'ından max age'i seç/çağır ve eşitle</text:p>
      <text:p text:style-name="P41">--Where ile bir sınırlama/filtreleme koymadığımız için hepsi 30 yaşına eşitlendi.</text:p>
      <text:p text:style-name="P41"/>
      <text:p text:style-name="P41"/>
      <text:p text:style-name="P41">--Tüm student_dob değerlerini en düşük dob değerine güncelleyelim</text:p>
      <text:p text:style-name="P41">Update students</text:p>
      <text:p text:style-name="P41">Set student_dob = (Select min(student_dob) from students); --Null değeri de değiştirdi.</text:p>
      <text:p text:style-name="P41"/>
      <text:p text:style-name="P41">Select * from students;</text:p>
      <text:p text:style-name="P41"/>
      <text:p text:style-name="P41"/>
      <text:p text:style-name="P41">--*** Yeni Table oluşturalım</text:p>
      <text:p text:style-name="P41">--Sütunları worker_id, worker_name, worker_salary olan bir workers table'ı oluşturun</text:p>
      <text:p text:style-name="P41">--worker_id sütununu worker_id_pk adıyla primary key atayın</text:p>
      <text:p text:style-name="P41">--4 record girişi yapın, Table'ı konsolda gösterin</text:p>
      <text:p text:style-name="P41"/>
      <text:p text:style-name="P41">Create table workers</text:p>
      <text:p text:style-name="P41">(</text:p>
      <text:p text:style-name="P41">worker_id smallint,</text:p>
      <text:p text:style-name="P41">worker_name varchar(50),</text:p>
      <text:p text:style-name="P41">worker_salary smallint,</text:p>
      <text:p text:style-name="P41">Constraint worker_id_pk primary key (worker_id)</text:p>
      <text:p text:style-name="P41">)</text:p>
      <text:p text:style-name="P41"/>
      <text:p text:style-name="P41">--değerleri girelim</text:p>
      <text:p text:style-name="P41"/>
      <text:p text:style-name="P41">Insert into workers values(101,'Ali Can', 12000);</text:p>
      <text:p text:style-name="P41">Insert into workers values(102,'Veli Han', 2000);</text:p>
      <text:p text:style-name="P41">Insert into workers values(103,'Ayse Kan', 7000);</text:p>
      <text:p text:style-name="P41">Insert into workers values(104,'Angie Ocean', 8500);</text:p>
      <text:p text:style-name="P41"/>
      <text:p text:style-name="P41">Select * from workers;</text:p>
      <text:p text:style-name="P41"/>
      <text:p text:style-name="P41">--Veli Han'ın salary değerinin en yüksek salary değerinin %20 düşüğüne yükseltin</text:p>
      <text:p text:style-name="P41"><text:soft-page-break/>Update workers</text:p>
      <text:p text:style-name="P41">Set worker_salary =(Select max(worker_salary)*0.8 from workers)</text:p>
      <text:p text:style-name="P41">Where worker_name = 'Veli Han'; --worker_id ile de atanabilirdi</text:p>
      <text:p text:style-name="P41"/>
      <text:p text:style-name="P41">--Ali Can'ın salary değerini en düşük salary değerinin % 30 fazlasına düşürün</text:p>
      <text:p text:style-name="P41">Update workers</text:p>
      <text:p text:style-name="P41">Set worker_salary =(Select min(worker_salary)*1.3 from workers)</text:p>
      <text:p text:style-name="P41">Where worker_name = 'Ali Can';</text:p>
      <text:p text:style-name="P41"/>
      <text:p text:style-name="P41">--Ortalama salary değerinden düşük olan salary değerlerini 1000 arttırın</text:p>
      <text:p text:style-name="P41">Update workers</text:p>
      <text:p text:style-name="P41">Set worker_salary = worker_salary + 1000 --ortalamanın 1000 üstüne değil kişinin salary'sinin 1000 üstüne</text:p>
      <text:p text:style-name="P41">Where worker_salary &lt; (Select avg(worker_salary) from workers);</text:p>
      <text:p text:style-name="P41"/>
      <text:p text:style-name="P41"/>
      <text:p text:style-name="P41">--Ortalama salary değerinden düşük salary değerlerine ortalama salary değeri atayın</text:p>
      <text:p text:style-name="P41">Update workers</text:p>
      <text:p text:style-name="P41">Set worker_salary =(Select avg(worker_salary) from workers) --ortalamanın 1000 üstüne değil kişinin salary'sinin 1000 üstüne</text:p>
      <text:p text:style-name="P41">Where worker_salary &lt; (Select avg(worker_salary) from workers);</text:p>
      <text:p text:style-name="P41"/>
      <text:p text:style-name="P41">Select * from workers;</text:p>
      <text:p text:style-name="P41"/>
      <text:p text:style-name="P41">--***--***--***--***--***--***--</text:p>
      <text:p text:style-name="P41">--is NULL Condition</text:p>
      <text:p text:style-name="P41">--Yeni bir tabloda uygulayalım</text:p>
      <text:p text:style-name="P41"/>
      <text:p text:style-name="P41">Create table people</text:p>
      <text:p text:style-name="P41">(</text:p>
      <text:p text:style-name="P41">ssn char(9), --verinin bıyutu kesin ise...char daha az yer kaplar</text:p>
      <text:p text:style-name="P41">name varchar(50),</text:p>
      <text:p text:style-name="P41">address Varchar (80)</text:p>
      <text:p text:style-name="P41">);</text:p>
      <text:p text:style-name="P41"/>
      <text:p text:style-name="P41">Insert into people values (123456789, 'Mark Star', 'Florida');</text:p>
      <text:p text:style-name="P41">Insert into people values (234567890, 'Angie Way', 'Virginia');</text:p>
      <text:p text:style-name="P41">Insert into people values (345678901, 'Marry Tien', 'New Jersey');</text:p>
      <text:p text:style-name="P41">Insert into people (ssn, address) values (456789012, 'Michigan');</text:p>
      <text:p text:style-name="P41">Insert into people (ssn, address) values (567890123, 'California');</text:p>
      <text:p text:style-name="P41">Insert into people (ssn, name) values (678901234, 'California');</text:p>
      <text:p text:style-name="P41"/>
      <text:p text:style-name="P41">Select * from people;</text:p>
      <text:p text:style-name="P41"/>
      <text:p text:style-name="P41">--null name değerlerini "To be inserted later" değerine güncelleyin</text:p>
      <text:p text:style-name="P41"/>
      <text:p text:style-name="P41">Update people</text:p>
      <text:p text:style-name="P41">Set name = 'To be inserted later'</text:p>
      <text:p text:style-name="P41">Where name is Null; --eşittir yerine burada IS NULL kullanıyoruz</text:p>
      <text:p text:style-name="P41"/>
      <text:p text:style-name="P41">--null address değerlerini "To be inserted later" değerine güncelleyin</text:p>
      <text:p text:style-name="P41">Update people</text:p>
      <text:p text:style-name="P41">Set address = 'To be inserted later'</text:p>
      <text:p text:style-name="P41"><text:soft-page-break/>Where address is Null;</text:p>
      <text:p text:style-name="P41"/>
      <text:p text:style-name="P41">Select * from people;</text:p>
      <text:p text:style-name="P41"/>
      <text:p text:style-name="P41">--*** Bir table'dan record(row) nasıl silinir</text:p>
      <text:p text:style-name="P41"/>
      <text:p text:style-name="P41">--ssn = 234567890 olan kaydı silin</text:p>
      <text:p text:style-name="P41">Delete from people</text:p>
      <text:p text:style-name="P41">Where ssn = '234567890'; --Angie kaydı gitti</text:p>
      <text:p text:style-name="P41"/>
      <text:p text:style-name="P41">--İsimsiz recorları silin ('To be inserted later')</text:p>
      <text:p text:style-name="P41">Delete from people</text:p>
      <text:p text:style-name="P41">Where name = 'To be inserted later';</text:p>
      <text:p text:style-name="P41"/>
      <text:p text:style-name="P41">--Addresi belli olmayan kayıtları sil</text:p>
      <text:p text:style-name="P41">Delete from people</text:p>
      <text:p text:style-name="P41">Where address = 'To be inserted later';</text:p>
      <text:p text:style-name="P41"/>
      <text:p text:style-name="P41">-- Tüm recordları silmek istersek...</text:p>
      <text:p text:style-name="P41">Delete from people</text:p>
      <text:p text:style-name="P41">--(Delete command sadece recordları siler, table'ı yok etmez.)</text:p>
      <text:p text:style-name="P41"/>
      <text:p text:style-name="P41">Select * from people;</text:p>
      <text:p text:style-name="P41"/>
      <text:p text:style-name="P41">---*** Çoklu record silme ***---</text:p>
      <text:p text:style-name="P41">--Yukarıdaki tabloyu tekrar getirelim (Tabloyu yandan düşürdük ve kodları tekrar kopyaladık) </text:p>
      <text:p text:style-name="P41"/>
      <text:p text:style-name="P41">Create table people</text:p>
      <text:p text:style-name="P41">(</text:p>
      <text:p text:style-name="P41">ssn char(9), --verinin bıyutu kesin ise...char daha az yer kaplar</text:p>
      <text:p text:style-name="P41">name varchar(50),</text:p>
      <text:p text:style-name="P41">address Varchar (80)</text:p>
      <text:p text:style-name="P41">);</text:p>
      <text:p text:style-name="P41"/>
      <text:p text:style-name="P41">Insert into people values (123456789, 'Mark Star', 'Florida');</text:p>
      <text:p text:style-name="P41">Insert into people values (234567890, 'Angie Way', 'Virginia');</text:p>
      <text:p text:style-name="P41">Insert into people values (345678901, 'Marry Tien', 'New Jersey');</text:p>
      <text:p text:style-name="P41">Insert into people (ssn, address) values (456789012, 'Michigan');</text:p>
      <text:p text:style-name="P41">Insert into people (ssn, address) values (567890123, 'California');</text:p>
      <text:p text:style-name="P41">Insert into people (ssn, name) values (678901234, 'California');</text:p>
      <text:p text:style-name="P41"/>
      <text:p text:style-name="P41">Select * from people;</text:p>
      <text:p text:style-name="P41"/>
      <text:p text:style-name="P41">--Name va Address değerleri null olan recordları silelim</text:p>
      <text:p text:style-name="P41">Delete from people</text:p>
      <text:p text:style-name="P41">Where name is Null or address is Null; <text:s/>--and kullanabilmemiz için aynı kayıtta null olması gerekirdi</text:p>
      <text:p text:style-name="P41"/>
      <text:p text:style-name="P41">--ssn değeri 123456789' dan büyük ve 345678901'den küçük olan recordları sil</text:p>
      <text:p text:style-name="P41"/>
      <text:p text:style-name="P41">Delete from people</text:p>
      <text:p text:style-name="P41">Where ssn &gt; 123456789 and ssn &lt; 345678901;</text:p>
      <text:p text:style-name="P41"/>
      <text:p text:style-name="P41">Select * from people;</text:p>
      <text:p text:style-name="P41"><text:soft-page-break/></text:p>
      <text:p text:style-name="P41">--data tipi char olduğu için bu işlemde hata verir. Tabloda ssn'deki CHAR'ı INT yapmak lazım. </text:p>
      <text:p text:style-name="P41">--Tırnakla yazınca da siliyor.</text:p>
      <text:p text:style-name="P41">--people tablosunu düşürüp tekrar int değişikliği ile oluşturduk.</text:p>
      <text:p text:style-name="P41">Create table people</text:p>
      <text:p text:style-name="P41">(</text:p>
      <text:p text:style-name="P41">ssn int, --char'ı int olarak değiştirdik.</text:p>
      <text:p text:style-name="P41">name varchar(50),</text:p>
      <text:p text:style-name="P41">address Varchar (80)</text:p>
      <text:p text:style-name="P41">);</text:p>
      <text:p text:style-name="P41"/>
      <text:p text:style-name="P41">Insert into people values (123456789, 'Mark Star', 'Florida');</text:p>
      <text:p text:style-name="P41">Insert into people values (234567890, 'Angie Way', 'Virginia');</text:p>
      <text:p text:style-name="P41">Insert into people values (345678901, 'Marry Tien', 'New Jersey');</text:p>
      <text:p text:style-name="P41">Insert into people (ssn, address) values (456789012, 'Michigan');</text:p>
      <text:p text:style-name="P41">Insert into people (ssn, address) values (567890123, 'California');</text:p>
      <text:p text:style-name="P41">Insert into people (ssn, name) values (678901234, 'California');</text:p>
      <text:p text:style-name="P41"/>
      <text:p text:style-name="P41">Select * from people;</text:p>
      <text:p text:style-name="P41"/>
      <text:p text:style-name="P41">--Şimdi iki ssn arasındaki kaydı silebiliriz</text:p>
      <text:p text:style-name="P41">Delete from people</text:p>
      <text:p text:style-name="P41">Where ssn &gt; 123456789 and ssn &lt; 345678901; --Angie silindi.</text:p>
      <text:p text:style-name="P41"/>
      <text:p text:style-name="P41">Select * from people;</text:p>
      <text:p text:style-name="P41"/>
      <text:p text:style-name="P41">--name değeri olmayan tüm recordları silelim (IS NOT NULLL)</text:p>
      <text:p text:style-name="P41"/>
      <text:p text:style-name="P41">Delete from people </text:p>
      <text:p text:style-name="P41">Where name IS NOT NULL;</text:p>
      <text:p text:style-name="P41"/>
      <text:p text:style-name="P41">Select * from people;</text:p>
      <text:p text:style-name="P41"/>
      <text:p text:style-name="P41">--***TRUNCATE ile silme durumunda roll back transaction yapmıyor.</text:p>
      <text:p text:style-name="P41">--TRUNCATE command tğm recordları siler.</text:p>
      <text:p text:style-name="P41">--DELETE ile aynı işlevi görür. </text:p>
      <text:p text:style-name="P41"/>
      <text:p text:style-name="P41">--TRUNCATE ile DELETE arasındaki fark nedir?</text:p>
      <text:p text:style-name="P41">--1) DELETE komutunda filtrelemek için WHERE clause lullanılabilir fakat TRUNCATE komutunda kullanılmaz.</text:p>
      <text:p text:style-name="P41">--2) DELETE ile silinen recordları geri çağırabiliriz, fakat TRUNCATE'de geri çağrılamaz.</text:p>
      <text:p text:style-name="P41"><text:s/></text:p>
      <text:p text:style-name="P41">Truncate table people;</text:p>
      <text:p text:style-name="P41"/>
      <text:p text:style-name="P41">--Schema(birbiriyle ilişkili tablelar)'dan table nasıl kaldırılır:</text:p>
      <text:p text:style-name="P41">Drop table people; --bunu kenardan ilgili table'a sağ tıklayarak da yapabiliyoruz.</text:p>
      <text:p text:style-name="P41"/>
      <text:p text:style-name="P41">--*****--*****--*****--*****--*****--</text:p>
      <text:p text:style-name="P41">--DATA QUERY LANGUAGE (DQL)- Data okumak için kullanılan dil (SELECT)</text:p>
      <text:p text:style-name="P41"/>
      <text:p text:style-name="P41">CREATE TABLE workers</text:p>
      <text:p text:style-name="P41">(</text:p>
      <text:p text:style-name="P41"><text:s text:c="4"/>id SMALLINT,</text:p>
      <text:p text:style-name="P41"><text:soft-page-break/><text:s text:c="4"/>name VARCHAR(50),</text:p>
      <text:p text:style-name="P41"><text:s text:c="4"/>salary SMALLINT,</text:p>
      <text:p text:style-name="P41"><text:s text:c="4"/>CONSTRAINT id4_pk PRIMARY KEY(id)</text:p>
      <text:p text:style-name="P41">);</text:p>
      <text:p text:style-name="P41">INSERT INTO workers VALUES(10001, 'Ali Can', 12000);</text:p>
      <text:p text:style-name="P41">INSERT INTO workers VALUES(10002, 'Veli Han', 2000);</text:p>
      <text:p text:style-name="P41">INSERT INTO workers VALUES(10003, 'Mary Star', 7000);</text:p>
      <text:p text:style-name="P41">INSERT INTO workers VALUES(10004, 'Angie Ocean', 8500);</text:p>
      <text:p text:style-name="P41"/>
      <text:p text:style-name="P41">--Tüm recordlar nasıl çağrılır:</text:p>
      <text:p text:style-name="P41">Select * from workers;</text:p>
      <text:p text:style-name="P41"/>
      <text:p text:style-name="P41">--Spesific bir field (sütun) nasıl çağırılır:</text:p>
      <text:p text:style-name="P41">Select name from workers;</text:p>
      <text:p text:style-name="P41"/>
      <text:p text:style-name="P41">--Spesifik çoklu fieldlar nasıl çağırılır:</text:p>
      <text:p text:style-name="P41"/>
      <text:p text:style-name="P41">Select name, salary </text:p>
      <text:p text:style-name="P41">from workers;</text:p>
      <text:p text:style-name="P41"/>
      <text:p text:style-name="P41">--Spisific bir recordı (row) nasıl çağırılır:</text:p>
      <text:p text:style-name="P41">Select * --tüm row getirileceği için all anlamında *</text:p>
      <text:p text:style-name="P41">from workers</text:p>
      <text:p text:style-name="P41">Where id =10001;</text:p>
      <text:p text:style-name="P41"/>
      <text:p text:style-name="P41">--Çoklu spesifik recordlar nasıl çağırılır:</text:p>
      <text:p text:style-name="P41">--Mesela id'si 10003'ten küçük olanları çağıralım</text:p>
      <text:p text:style-name="P41"/>
      <text:p text:style-name="P41">Select *</text:p>
      <text:p text:style-name="P41">from workers</text:p>
      <text:p text:style-name="P41">where id &lt; 10003;</text:p>
      <text:p text:style-name="P41"/>
      <text:p text:style-name="P41">--Salary değerleri 2000, 7000 ya da 12000 olan recordları çağırın</text:p>
      <text:p text:style-name="P41">--1. YOL: OR kullanarak</text:p>
      <text:p text:style-name="P41">Select * from workers</text:p>
      <text:p text:style-name="P41">Where salary = 2000 or salary = 7000 or salary = 12000 ;</text:p>
      <text:p text:style-name="P41"/>
      <text:p text:style-name="P41">--2.YOL: IN kullanarak (OR'ları tekrar etmek yerine IN kullanmak daha pratik)</text:p>
      <text:p text:style-name="P41">Select * from workers</text:p>
      <text:p text:style-name="P41">Where salary IN <text:s/>(2000,7000,12000);</text:p>
      <text:p text:style-name="P41"/>
      <text:p text:style-name="P41">--Specific bir cell (hücre) nasıl çağırılır:</text:p>
      <text:p text:style-name="P41">--Mesela Veli Han ismini getirelim</text:p>
      <text:p text:style-name="P41">Select name</text:p>
      <text:p text:style-name="P41">from workers</text:p>
      <text:p text:style-name="P41">where id = 10002;</text:p>
      <text:p text:style-name="P41"/>
      <text:p text:style-name="P41">--En yüksek salary değeri olan record'ı çağıralım:</text:p>
      <text:p text:style-name="P41">Select * </text:p>
      <text:p text:style-name="P41">from workers</text:p>
      <text:p text:style-name="P41">Where salary = (Select max(salary) from workers); --parantez içindeki subquery</text:p>
      <text:p text:style-name="P41"/>
      <text:p text:style-name="P41">--En düşük salary değeri olan name'i çağıralım:</text:p>
      <text:p text:style-name="P41"><text:soft-page-break/>Select name</text:p>
      <text:p text:style-name="P41">from workers</text:p>
      <text:p text:style-name="P41">Where salary = (Select min(salary) from workers);</text:p>
      <text:p text:style-name="P41"/>
      <text:p text:style-name="P41"/>
      <text:p text:style-name="P30">---------------------------------------------------**************************-----------------------------------------</text:p>
      <text:p text:style-name="P31"/>
      <text:p text:style-name="P31">3. Ders tekrar:</text:p>
      <text:p text:style-name="P31"/>
      <text:p text:style-name="P43">CREATE TABLE workers</text:p>
      <text:p text:style-name="P43">(</text:p>
      <text:p text:style-name="P43"><text:s text:c="4"/>id SMALLINT,</text:p>
      <text:p text:style-name="P43"><text:s text:c="4"/>name VARCHAR(50),</text:p>
      <text:p text:style-name="P43"><text:s text:c="4"/>salary SMALLINT,</text:p>
      <text:p text:style-name="P43"><text:s text:c="4"/>CONSTRAINT id4_pk PRIMARY KEY(id)</text:p>
      <text:p text:style-name="P43">);</text:p>
      <text:p text:style-name="P43">INSERT INTO workers VALUES(10001, 'Ali Can', 12000);</text:p>
      <text:p text:style-name="P43">INSERT INTO workers VALUES(10002, 'Veli Han', 2000);</text:p>
      <text:p text:style-name="P43">INSERT INTO workers VALUES(10003, 'Mary Star', 7000);</text:p>
      <text:p text:style-name="P43">INSERT INTO workers VALUES(10004, 'Angie Ocean', 8500);</text:p>
      <text:p text:style-name="P43"/>
      <text:p text:style-name="P43">--En düşük ve en büyük salary değerlerine sahip recordları çağıralım</text:p>
      <text:p text:style-name="P43">Select * from workers</text:p>
      <text:p text:style-name="P43">Where salary = (Select min(salary) from workers) or salary = (Select max(salary) from workers);</text:p>
      <text:p text:style-name="P43">--Ancak or ile yazınca tekrar tekrar salary =... şeklinde yazmamız gerekiyor.</text:p>
      <text:p text:style-name="P43"/>
      <text:p text:style-name="P43">--2. Yol: IN içine select ile en küçük ve en büyük salary yazarak</text:p>
      <text:p text:style-name="P43">Select * from workers</text:p>
      <text:p text:style-name="P43">Where salary IN ((Select min(salary)from workers), (Select max(salary)from workers));</text:p>
      <text:p text:style-name="P43"/>
      <text:p text:style-name="P43">--Max salary değerini bul</text:p>
      <text:p text:style-name="P43">Select max(salary) --tüm row değil, sadece max salary</text:p>
      <text:p text:style-name="P43">from workers;</text:p>
      <text:p text:style-name="P43"/>
      <text:p text:style-name="P43">--Eğer çağırdığımız sütuna geçici isim de vermek istersek AS ile yazabiliriz.</text:p>
      <text:p text:style-name="P43">Select max(salary) AS maximum_salary</text:p>
      <text:p text:style-name="P43">from workers;</text:p>
      <text:p text:style-name="P43"/>
      <text:p text:style-name="P43">--En düşük salary değerini bul, AS ile tablo ismi ver</text:p>
      <text:p text:style-name="P43">Select min(salary) AS minimum_salary</text:p>
      <text:p text:style-name="P43">from workers;</text:p>
      <text:p text:style-name="P43"/>
      <text:p text:style-name="P43">--Salary ortalamasını bul</text:p>
      <text:p text:style-name="P43">Select avg(salary) AS average_salary</text:p>
      <text:p text:style-name="P43">from workers;</text:p>
      <text:p text:style-name="P43"/>
      <text:p text:style-name="P43">--Record adedini (satır sayısı) bul: COUNT ile kayıt saydırabiliriz</text:p>
      <text:p text:style-name="P43">--Herhangi bir sütun ismi ile saydırabiliriz.</text:p>
      <text:p text:style-name="P43"/>
      <text:p text:style-name="P43">Select count(name) AS number_of_workers</text:p>
      <text:p text:style-name="P43">from workers;</text:p>
      <text:p text:style-name="P43"/>
      <text:p text:style-name="P43">--Asteriks ile saydırınca da aynı sonuç</text:p>
      <text:p text:style-name="P43"><text:soft-page-break/>Select count(*) AS number_of_workers</text:p>
      <text:p text:style-name="P43">from workers;</text:p>
      <text:p text:style-name="P43"/>
      <text:p text:style-name="P43">--Salary değerlerinin toplamını bul. SUM ile</text:p>
      <text:p text:style-name="P43">Select sum(salary) as total_salary</text:p>
      <text:p text:style-name="P43">from workers;</text:p>
      <text:p text:style-name="P43"/>
      <text:p text:style-name="P43">--En yüksek ikinci salary değerini çağır</text:p>
      <text:p text:style-name="P43"/>
      <text:p text:style-name="P43">Select max(salary) as second_highest_salary</text:p>
      <text:p text:style-name="P43">from workers</text:p>
      <text:p text:style-name="P43">where salary &lt; (Select max(salary) from workers); --en yüksekten bir düşük olanı seçtik</text:p>
      <text:p text:style-name="P43"/>
      <text:p text:style-name="P43">--En düşük ikinci salary'i bul</text:p>
      <text:p text:style-name="P43">Select min(salary) as second_lowest_salary</text:p>
      <text:p text:style-name="P43">from workers</text:p>
      <text:p text:style-name="P43">where salary &gt; (Select min(salary) from workers); --en küçüğünden bir büyük olanı çağırdık</text:p>
      <text:p text:style-name="P43"/>
      <text:p text:style-name="P43">--En yüksek üçüncü salary değerini bul (ikinci max salary'den bir düşük olan)</text:p>
      <text:p text:style-name="P43"/>
      <text:p text:style-name="P43">Select max(salary) as third_max_salary</text:p>
      <text:p text:style-name="P43">from workers</text:p>
      <text:p text:style-name="P43">where salary &lt; (Select max(salary) --yukarıda ikinci max salary'i buraya kopyaladık.</text:p>
      <text:p text:style-name="P43"><text:s text:c="16"/>from workers </text:p>
      <text:p text:style-name="P43"><text:s text:c="16"/>where salary &lt; (Select max(salary) from workers));</text:p>
      <text:p text:style-name="P43"><text:s text:c="16"/></text:p>
      <text:p text:style-name="P43">--En düşük 3. salary değerini bulun</text:p>
      <text:p text:style-name="P43">Select min(salary) as third_min_salary</text:p>
      <text:p text:style-name="P43">from workers </text:p>
      <text:p text:style-name="P43">where salary &gt; (Select min(salary) as second_lowest_salary --yukarıdaki 3. en düşüğü kopyaladık</text:p>
      <text:p text:style-name="P43"><text:s text:c="16"/>from workers</text:p>
      <text:p text:style-name="P43"><text:s text:c="16"/>where salary &gt; (Select min(salary) from workers));</text:p>
      <text:p text:style-name="P43"><text:s text:c="16"/></text:p>
      <text:p text:style-name="P43">--Salary değeri en yüksek 2. değere sahip recordı çağır: Burada tüm row isteniyor (*)</text:p>
      <text:p text:style-name="P43"/>
      <text:p text:style-name="P43">--1. YOL: Sunquery kullanarak</text:p>
      <text:p text:style-name="P43">Select *</text:p>
      <text:p text:style-name="P43">from workers</text:p>
      <text:p text:style-name="P43">where salary = (Select max(salary) --yukarıda ikinci max salary'i alıp eşitledik</text:p>
      <text:p text:style-name="P43"><text:s text:c="16"/>from workers </text:p>
      <text:p text:style-name="P43"><text:s text:c="16"/>where salary &lt; (Select max(salary) from workers));</text:p>
      <text:p text:style-name="P43"><text:s text:c="16"/></text:p>
      <text:p text:style-name="P43">--2. YOL: ORDER BY, OFFSET, FETCH ile çağırma</text:p>
      <text:p text:style-name="P43">Select *</text:p>
      <text:p text:style-name="P43">from workers</text:p>
      <text:p text:style-name="P43">Order by salary desc --çoktan aza doğru sırala</text:p>
      <text:p text:style-name="P43">Offset 1 row --1 satır atla</text:p>
      <text:p text:style-name="P43">Fetch next 1 row only; <text:s/>--sadece sıradaki satırı ver. Kaç satır yazarsak o kadar verir</text:p>
      <text:p text:style-name="P43"><text:s text:c="16"/></text:p>
      <text:p text:style-name="P43">--Salary değeri en düşük 2. değere sahip recordı çağır:</text:p>
      <text:p text:style-name="P43"/>
      <text:p text:style-name="P43">--1. YOL:</text:p>
      <text:p text:style-name="P43">Select * from workers</text:p>
      <text:p text:style-name="P43"><text:soft-page-break/>Where salary = (Select min(salary) --tüm row istediği için eşitledik</text:p>
      <text:p text:style-name="P43"><text:s text:c="16"/>from workers </text:p>
      <text:p text:style-name="P43"><text:s text:c="16"/>where salary &gt; (Select min(salary) as second_lowest_salary from workers));</text:p>
      <text:p text:style-name="P43"/>
      <text:p text:style-name="P43">--2. YOL:</text:p>
      <text:p text:style-name="P43">Select * from workers</text:p>
      <text:p text:style-name="P43">Order by salary asc --azdan çoğa sıralayıp bir tane atlayıp ikincisini aldık</text:p>
      <text:p text:style-name="P43">Offset 1 row</text:p>
      <text:p text:style-name="P43">Fetch next 1 row only;</text:p>
      <text:p text:style-name="P43"/>
      <text:p text:style-name="P43"/>
      <text:p text:style-name="P43">--Salary değeri en düşük üçüncü record'ı çağır:</text:p>
      <text:p text:style-name="P43"/>
      <text:p text:style-name="P43">--1. YOL:</text:p>
      <text:p text:style-name="P43">Select * from workers</text:p>
      <text:p text:style-name="P43">Where salary = (Select min(salary) --yukarıdaki 3. en düşüğü kopyaladık</text:p>
      <text:p text:style-name="P43"><text:s text:c="16"/>from workers </text:p>
      <text:p text:style-name="P43"><text:s text:c="16"/>where salary &gt; (Select min(salary) as second_lowest_salary </text:p>
      <text:p text:style-name="P43"><text:s text:c="20"/>from workers</text:p>
      <text:p text:style-name="P43"><text:s text:c="20"/>where salary &gt; (Select min(salary) from workers)));</text:p>
      <text:p text:style-name="P43"><text:s text:c="20"/></text:p>
      <text:p text:style-name="P43">-- 2. YOL:</text:p>
      <text:p text:style-name="P43">Select *</text:p>
      <text:p text:style-name="P43">from workers</text:p>
      <text:p text:style-name="P43">Order by salary asc --küçüktün büyüğe</text:p>
      <text:p text:style-name="P43">Offset 2 row --baştan 2 atla, yani en düşük 3. salary</text:p>
      <text:p text:style-name="P43">Fetch next 1 row Only;</text:p>
      <text:p text:style-name="P43"/>
      <text:p text:style-name="P43">--------------------***----------------------</text:p>
      <text:p text:style-name="P43">--Yeni Table</text:p>
      <text:p text:style-name="P43"/>
      <text:p text:style-name="P43">CREATE TABLE customers_products</text:p>
      <text:p text:style-name="P43">(</text:p>
      <text:p text:style-name="P43"><text:s text:c="2"/>product_id CHAR(10),</text:p>
      <text:p text:style-name="P43"><text:s text:c="2"/>customer_name VARCHAR(50),</text:p>
      <text:p text:style-name="P43"><text:s text:c="2"/>product_name VARCHAR(50)</text:p>
      <text:p text:style-name="P43">);</text:p>
      <text:p text:style-name="P43">INSERT INTO customers_products VALUES (10, 'Mark', 'Orange');</text:p>
      <text:p text:style-name="P43">INSERT INTO customers_products VALUES (10, 'Mark', 'Orange');</text:p>
      <text:p text:style-name="P43">INSERT INTO customers_products VALUES (20, 'John', 'Apple');</text:p>
      <text:p text:style-name="P43">INSERT INTO customers_products VALUES (30, 'Amy', 'Palm');</text:p>
      <text:p text:style-name="P43">INSERT INTO customers_products VALUES (20, 'Mark', 'Apple');</text:p>
      <text:p text:style-name="P43">INSERT INTO customers_products VALUES (10, 'Adem', 'Orange');</text:p>
      <text:p text:style-name="P43">INSERT INTO customers_products VALUES (40, 'John', 'Apricot');</text:p>
      <text:p text:style-name="P43">INSERT INTO customers_products VALUES (20, 'Eddie', 'Apple');</text:p>
      <text:p text:style-name="P43"/>
      <text:p text:style-name="P43">Select * from customers_products;</text:p>
      <text:p text:style-name="P43"/>
      <text:p text:style-name="P43">--Product name değeri "Orange", "Apple" ve "Palm" olan recordları çağıralım </text:p>
      <text:p text:style-name="P43"/>
      <text:p text:style-name="P43">--1.YOL: IN</text:p>
      <text:p text:style-name="P43">Select * from customers_products</text:p>
      <text:p text:style-name="P43">Where product_name IN ('Orange', 'Apple', 'Palm');</text:p>
      <text:p text:style-name="P43"><text:soft-page-break/></text:p>
      <text:p text:style-name="P43">--2. YOl: Or ile eşitlik kurarak uzun yoldan</text:p>
      <text:p text:style-name="P43">Select * from customers_products</text:p>
      <text:p text:style-name="P43">Where product_name = 'Orange' OR product_name = 'Apple' OR product_name = 'Palm';</text:p>
      <text:p text:style-name="P43"/>
      <text:p text:style-name="P43">--product_name değeri "Orange", "Apple" ve "Palm" olmayan recordları çağıralım (Yani 'Apricot')</text:p>
      <text:p text:style-name="P43">--Bu durumda not in kullanabiliriz</text:p>
      <text:p text:style-name="P43">Select * from customers_products</text:p>
      <text:p text:style-name="P43">Where product_name NOT IN ('Orange', 'Apple', 'Palm');</text:p>
      <text:p text:style-name="P43"/>
      <text:p text:style-name="P43">---***Between Condition***---</text:p>
      <text:p text:style-name="P43">--product_id'si 30'a küçük veye eşit VE (and) 20'den büyük veya eşit olan ercordları çağırın</text:p>
      <text:p text:style-name="P43"/>
      <text:p text:style-name="P43">--1. YOL: AND ile</text:p>
      <text:p text:style-name="P43">Select * from customers_products</text:p>
      <text:p text:style-name="P43">Where product_id &lt;= '30' and product_id &gt;= '20'; --sayı char, yani string girildiği için tırnakta aldık</text:p>
      <text:p text:style-name="P43"/>
      <text:p text:style-name="P43">--2.YOL: BETWEEN AND ile</text:p>
      <text:p text:style-name="P43">Select * from customers_products</text:p>
      <text:p text:style-name="P43">Where product_id between '20' and '30'; </text:p>
      <text:p text:style-name="P43"/>
      <text:p text:style-name="P43">--product_id değeri 20'den küçük, 30'dan büyük recordları çağır </text:p>
      <text:p text:style-name="P43">--yani 20-30 arası haricindekiler (NOT BETWEEN)</text:p>
      <text:p text:style-name="P43">Select * from customers_products</text:p>
      <text:p text:style-name="P43">Where product_id NOT between '20' and '30'; </text:p>
      <text:p text:style-name="P43"/>
      <text:p text:style-name="P43">--***EXISTS Condition: Subquery ile kullanılır. </text:p>
      <text:p text:style-name="P43">--Eğer Subquery herhangi bir data çağırırsa 'outer query' çalıştırır.</text:p>
      <text:p text:style-name="P43">--Eğer Subquery herhangi bir data çağırmazsa 'outer query' çalıştırmaz.</text:p>
      <text:p text:style-name="P43">--EXISTS Condition Select, Insert, Update, Delete komutlarında kullanılabilir.</text:p>
      <text:p text:style-name="P43"/>
      <text:p text:style-name="P43">--Yeni bir table ile örnek</text:p>
      <text:p text:style-name="P43"/>
      <text:p text:style-name="P43">CREATE TABLE customers_likes</text:p>
      <text:p text:style-name="P43">(</text:p>
      <text:p text:style-name="P43"><text:s text:c="2"/>product_id CHAR(10),</text:p>
      <text:p text:style-name="P43"><text:s text:c="2"/>customer_name VARCHAR(50),</text:p>
      <text:p text:style-name="P43"><text:s text:c="2"/>liked_product VARCHAR(50)</text:p>
      <text:p text:style-name="P43">);</text:p>
      <text:p text:style-name="P43">INSERT INTO customers_likes VALUES (10, 'Mark', 'Orange');</text:p>
      <text:p text:style-name="P43">INSERT INTO customers_likes VALUES (50, 'Mark', 'Pineapple');</text:p>
      <text:p text:style-name="P43">INSERT INTO customers_likes VALUES (60, 'John', 'Avocado');</text:p>
      <text:p text:style-name="P43">INSERT INTO customers_likes VALUES (30, 'Lary', 'Cherries');</text:p>
      <text:p text:style-name="P43">INSERT INTO customers_likes VALUES (20, 'Mark', 'Apple');</text:p>
      <text:p text:style-name="P43">INSERT INTO customers_likes VALUES (10, 'Adem', 'Orange');</text:p>
      <text:p text:style-name="P43">INSERT INTO customers_likes VALUES (40, 'John', 'Apricot');</text:p>
      <text:p text:style-name="P43">INSERT INTO customers_likes VALUES (20, 'Eddie', 'Apple');</text:p>
      <text:p text:style-name="P43">SELECT * FROM customers_likes;</text:p>
      <text:p text:style-name="P43"/>
      <text:p text:style-name="P43">--customer_name değerleri arasında Lary varsa (Exists) customer_name değerlerini 'No name' olarak güncelle.</text:p>
      <text:p text:style-name="P43"/>
      <text:p text:style-name="P43">Update customers_likes</text:p>
      <text:p text:style-name="P43"><text:soft-page-break/>Set customer_name = 'No name'</text:p>
      <text:p text:style-name="P43">Where Exists(Select liked_product From customers_likes Where customer_name = 'Lary'); </text:p>
      <text:p text:style-name="P43">--Exists içine True verecek bir query yazıyoruz (mesela liked_product) ve sonra eğer Lary var ise koşulu koyuyoruz</text:p>
      <text:p text:style-name="P43"/>
      <text:p text:style-name="P43">-- liked_product değerleri arasında Orange, Pineapple ya da Avocado varsa customer_name değerlerini 'No name' olarak güncelle</text:p>
      <text:p text:style-name="P43">--kayıtları sildiğimiz için tabloyu tekrar çağırıp yaptık</text:p>
      <text:p text:style-name="P43">Update customers_likes</text:p>
      <text:p text:style-name="P43">Set customer_name = 'No name'</text:p>
      <text:p text:style-name="P43">Where Exists(Select liked_product From customers_likes </text:p>
      <text:p text:style-name="P43"><text:s text:c="13"/>Where <text:s/>liked_product IN ('Orange', 'Pineapple', 'Avocado' ));</text:p>
      <text:p text:style-name="P43"/>
      <text:p text:style-name="P43"/>
      <text:p text:style-name="P43">--***SUBQUERY***--</text:p>
      <text:p text:style-name="P43"/>
      <text:p text:style-name="P43">--İki tablo üzerinden Subquery yapmaya çalışacağız.</text:p>
      <text:p text:style-name="P43"/>
      <text:p text:style-name="P43">--Table 1: employees</text:p>
      <text:p text:style-name="P43"/>
      <text:p text:style-name="P43">CREATE TABLE employees</text:p>
      <text:p text:style-name="P43">(</text:p>
      <text:p text:style-name="P43"><text:s text:c="2"/>id CHAR(9),</text:p>
      <text:p text:style-name="P43"><text:s text:c="2"/>name VARCHAR(50),</text:p>
      <text:p text:style-name="P43"><text:s text:c="2"/>state VARCHAR(50),</text:p>
      <text:p text:style-name="P43"><text:s text:c="2"/>salary SMALLINT,</text:p>
      <text:p text:style-name="P43"><text:s text:c="2"/>company VARCHAR(20)</text:p>
      <text:p text:style-name="P43">);</text:p>
      <text:p text:style-name="P43">INSERT INTO employees VALUES(123456789, 'John Walker', 'Florida', 2500, 'IBM');</text:p>
      <text:p text:style-name="P43">INSERT INTO employees VALUES(234567890, 'Brad Pitt', 'Florida', 1500, 'APPLE');</text:p>
      <text:p text:style-name="P43">INSERT INTO employees VALUES(345678901, 'Eddie Murphy', 'Texas', 3000, 'IBM');</text:p>
      <text:p text:style-name="P43">INSERT INTO employees VALUES(456789012, 'Eddie Murphy', 'Virginia', 1000, 'GOOGLE');</text:p>
      <text:p text:style-name="P43">INSERT INTO employees VALUES(567890123, 'Eddie Murphy', 'Texas', 7000, 'MICROSOFT');</text:p>
      <text:p text:style-name="P43">INSERT INTO employees VALUES(456789012, 'Brad Pitt', 'Texas', 1500, 'GOOGLE');</text:p>
      <text:p text:style-name="P43">INSERT INTO employees VALUES(123456710, 'Mark Stone', 'Pennsylvania', 2500, 'IBM');</text:p>
      <text:p text:style-name="P43">SELECT * FROM employees;</text:p>
      <text:p text:style-name="P43"/>
      <text:p text:style-name="P43"/>
      <text:p text:style-name="P43">--Table 2: companies</text:p>
      <text:p text:style-name="P43"/>
      <text:p text:style-name="P43">CREATE TABLE companies</text:p>
      <text:p text:style-name="P43">(</text:p>
      <text:p text:style-name="P43"><text:s text:c="2"/>company_id CHAR(9),</text:p>
      <text:p text:style-name="P43"><text:s text:c="2"/>company VARCHAR(20),</text:p>
      <text:p text:style-name="P43"><text:s text:c="2"/>number_of_employees SMALLINT</text:p>
      <text:p text:style-name="P43">);</text:p>
      <text:p text:style-name="P43">INSERT INTO companies VALUES(100, 'IBM', 12000);</text:p>
      <text:p text:style-name="P43">INSERT INTO companies VALUES(101, 'GOOGLE', 18000);</text:p>
      <text:p text:style-name="P43">INSERT INTO companies VALUES(102, 'MICROSOFT', 10000);</text:p>
      <text:p text:style-name="P43">INSERT INTO companies VALUES(103, 'APPLE', 21000);</text:p>
      <text:p text:style-name="P43">SELECT * FROM companies;</text:p>
      <text:p text:style-name="P43"/>
      <text:p text:style-name="P43">--number_of_employees değeri 15000'den büyük name ve company değerlerini çağır</text:p>
      <text:p text:style-name="P43"><text:soft-page-break/>--primary key ve foreign key olmadan bu şekilde yapabiliriz.</text:p>
      <text:p text:style-name="P43"/>
      <text:p text:style-name="P43">-- İki tabloda da olan ortak sütun (company) üzerinden yapabiliriz</text:p>
      <text:p text:style-name="P43">Select name, company --iki sütun employees tablosunda var.</text:p>
      <text:p text:style-name="P43">From employees</text:p>
      <text:p text:style-name="P43">Where company IN(Select company --iki tablodaki ortak sütun, yani companies tablosunda da var</text:p>
      <text:p text:style-name="P43"><text:s text:c="17"/>from companies Where number_of_employees &gt; 15000);</text:p>
      <text:p text:style-name="P43"><text:s text:c="17"/></text:p>
      <text:p text:style-name="P43"/>
      <text:p text:style-name="P43">--Florida'da bulunan company_id ve company değerlerini çağırın</text:p>
      <text:p text:style-name="P43">Select company_id, company</text:p>
      <text:p text:style-name="P43">from companies <text:s/>--Where ile biten ilk table'a ve Select ile başlayan subquery'deki 2. table'a ortak sütun</text:p>
      <text:p text:style-name="P43">Where company IN(Select company </text:p>
      <text:p text:style-name="P43"><text:s text:c="17"/>from employees where state = 'Florida');</text:p>
      <text:p text:style-name="P43"><text:s text:c="17"/></text:p>
      <text:p text:style-name="P43"/>
      <text:p text:style-name="P43">--company_id değeri 100'den büyük olan name ve state değerlerini çağır</text:p>
      <text:p text:style-name="P43">Select name, state</text:p>
      <text:p text:style-name="P43">from employees</text:p>
      <text:p text:style-name="P43">Where company IN(Select company</text:p>
      <text:p text:style-name="P43"><text:s text:c="16"/>from companies where company_id &gt; '100');</text:p>
      <text:p text:style-name="P44"/>
      <text:p text:style-name="P44"/>
      <text:p text:style-name="P30">-------------------------------------------------*******************-----------------------------------------</text:p>
      <text:p text:style-name="P32"/>
      <text:p text:style-name="P32">4. Ders tekrar:</text:p>
      <text:p text:style-name="P42"/>
      <text:p text:style-name="P42">--1. Table</text:p>
      <text:p text:style-name="P42">CREATE TABLE employees</text:p>
      <text:p text:style-name="P42">(</text:p>
      <text:p text:style-name="P42"><text:s text:c="2"/>id CHAR(9),</text:p>
      <text:p text:style-name="P42"><text:s text:c="2"/>name VARCHAR(50),</text:p>
      <text:p text:style-name="P42"><text:s text:c="2"/>state VARCHAR(50),</text:p>
      <text:p text:style-name="P42"><text:s text:c="2"/>salary SMALLINT,</text:p>
      <text:p text:style-name="P42"><text:s text:c="2"/>company VARCHAR(20)</text:p>
      <text:p text:style-name="P42">);</text:p>
      <text:p text:style-name="P42">INSERT INTO employees VALUES(123456789, 'John Walker', 'Florida', 2500, 'IBM');</text:p>
      <text:p text:style-name="P42">INSERT INTO employees VALUES(234567890, 'Brad Pitt', 'Florida', 1500, 'APPLE');</text:p>
      <text:p text:style-name="P42">INSERT INTO employees VALUES(345678901, 'Eddie Murphy', 'Texas', 3000, 'IBM');</text:p>
      <text:p text:style-name="P42">INSERT INTO employees VALUES(456789012, 'Eddie Murphy', 'Virginia', 1000, 'GOOGLE');</text:p>
      <text:p text:style-name="P42">INSERT INTO employees VALUES(567890123, 'Eddie Murphy', 'Texas', 7000, 'MICROSOFT');</text:p>
      <text:p text:style-name="P42">INSERT INTO employees VALUES(456789012, 'Brad Pitt', 'Texas', 1500, 'GOOGLE');</text:p>
      <text:p text:style-name="P42">INSERT INTO employees VALUES(123456710, 'Mark Stone', 'Pennsylvania', 2500, 'IBM');</text:p>
      <text:p text:style-name="P42">SELECT * FROM employees;</text:p>
      <text:p text:style-name="P42"/>
      <text:p text:style-name="P42">--2.Table</text:p>
      <text:p text:style-name="P42"/>
      <text:p text:style-name="P42">CREATE TABLE companies</text:p>
      <text:p text:style-name="P42">(</text:p>
      <text:p text:style-name="P42"><text:s text:c="2"/>company_id CHAR(9),</text:p>
      <text:p text:style-name="P42"><text:s text:c="2"/>company VARCHAR(20),</text:p>
      <text:p text:style-name="P42"><text:s text:c="2"/>number_of_employees SMALLINT</text:p>
      <text:p text:style-name="P42">);</text:p>
      <text:p text:style-name="P42"><text:soft-page-break/>INSERT INTO companies VALUES(100, 'IBM', 12000);</text:p>
      <text:p text:style-name="P42">INSERT INTO companies VALUES(101, 'GOOGLE', 18000);</text:p>
      <text:p text:style-name="P42">INSERT INTO companies VALUES(102, 'MICROSOFT', 10000);</text:p>
      <text:p text:style-name="P42">INSERT INTO companies VALUES(103, 'APPLE', 21000);</text:p>
      <text:p text:style-name="P42">SELECT * FROM companies;</text:p>
      <text:p text:style-name="P42"/>
      <text:p text:style-name="P42">--**Her bir company için company, number_of_employees ve ortalama salary değerlerini bulun.</text:p>
      <text:p text:style-name="P42">Select company, number_of_employees, (Select AVG(salary) from employees</text:p>
      <text:p text:style-name="P42"><text:s text:c="36"/>where companies.company =employees.company) AS avg_salary_per_company</text:p>
      <text:p text:style-name="P42">from companies;</text:p>
      <text:p text:style-name="P42">--İlk select'e tüm istenenleri yazıyoruz ancak avg (salary)'yi çekmek için iki table'daki company'leri eşitliyoruz</text:p>
      <text:p text:style-name="P42">--İlk iki sütun companies'ten, avg ise employees tablosundan</text:p>
      <text:p text:style-name="P42"/>
      <text:p text:style-name="P42">--**Herbir company için company_id, company, <text:s/>en yüksek ve en düşük salary değerlerini bulun.</text:p>
      <text:p text:style-name="P42">--Min ve Max için ayrı ayrı hangi tablodan çağıracağımızı yazmamız gerekiyor.</text:p>
      <text:p text:style-name="P42">Select company_id, company, (Select MAX(salary) from employees where companies.company =employees.company),</text:p>
      <text:p text:style-name="P42"><text:s text:c="28"/>(Select MIN(salary) from employees where companies.company =employees.company)</text:p>
      <text:p text:style-name="P42">from companies;</text:p>
      <text:p text:style-name="P42"/>
      <text:p text:style-name="P42">--*************************************************--</text:p>
      <text:p text:style-name="P42">--***LIKE Condition: Wildcard ile kullanılır</text:p>
      <text:p text:style-name="P42">--1) % : 0 ya da daha fazla karakteri temsil eder.</text:p>
      <text:p text:style-name="P42"/>
      <text:p text:style-name="P42">--'E' ile başlayan employee name değerlerini çağırın</text:p>
      <text:p text:style-name="P42">Select name</text:p>
      <text:p text:style-name="P42">from employees</text:p>
      <text:p text:style-name="P42">Where name LIKE 'E%'; --'E' ile başlasın gerisi ne olursa olsun anlamında %</text:p>
      <text:p text:style-name="P42"/>
      <text:p text:style-name="P42">--'e' ile biten employee name değerlerini çağırın</text:p>
      <text:p text:style-name="P42">Select name</text:p>
      <text:p text:style-name="P42">from employees</text:p>
      <text:p text:style-name="P42">Where name LIKE '%e'; --başında ne olursa olsun ama son harf 'e' olsun</text:p>
      <text:p text:style-name="P42"/>
      <text:p text:style-name="P42">--'B' ile başlayıp 't' ile biten employee 'name' değerlerini çağırın.</text:p>
      <text:p text:style-name="P42">Select name</text:p>
      <text:p text:style-name="P42">from employees</text:p>
      <text:p text:style-name="P42">Where name LIKE 'B%t';</text:p>
      <text:p text:style-name="P42"/>
      <text:p text:style-name="P42">--Herhangi bir yerinde 'a' bulunan employee 'name' değerlerini çağırın.</text:p>
      <text:p text:style-name="P42">Select name</text:p>
      <text:p text:style-name="P42">from employees</text:p>
      <text:p text:style-name="P42">Where name LIKE '%a%';</text:p>
      <text:p text:style-name="P42"/>
      <text:p text:style-name="P42">--Herhangi bir yerinde 'e' veya 'r' bulunan employee 'name' değerlerini çağırın.</text:p>
      <text:p text:style-name="P42">Select name</text:p>
      <text:p text:style-name="P42">from employees</text:p>
      <text:p text:style-name="P42">Where name LIKE '%e%r%' OR name LIKE '%r%e%'; --iki ihtimal: ya e daha önce ya da r daha önce</text:p>
      <text:p text:style-name="P42"/>
      <text:p text:style-name="P42">--2) _ : Tek karakteri temsil eder.</text:p>
      <text:p text:style-name="P42"><text:soft-page-break/></text:p>
      <text:p text:style-name="P42">--İkinci karakteri 'e' ve dördüncü karakteri 'n' olan "state" değerlerini çağırın.</text:p>
      <text:p text:style-name="P42">Select state</text:p>
      <text:p text:style-name="P42">from employees</text:p>
      <text:p text:style-name="P42">Where state LIKE '_e_n%';</text:p>
      <text:p text:style-name="P42"/>
      <text:p text:style-name="P42">--Sondan ikinci karakteri 'i' olan "state" değerlerini çağırın.</text:p>
      <text:p text:style-name="P42">Select state</text:p>
      <text:p text:style-name="P42">from employees</text:p>
      <text:p text:style-name="P42">Where state LIKE '%i_'; --herhangi bir kararkterle başlayabilir</text:p>
      <text:p text:style-name="P42"/>
      <text:p text:style-name="P42">--İkinci karakteri 'e' olan ve en az 6 karakteri bulunan "state" değerlerini çağırın.</text:p>
      <text:p text:style-name="P42"/>
      <text:p text:style-name="P42">Select state</text:p>
      <text:p text:style-name="P42">from employees</text:p>
      <text:p text:style-name="P42">Where state LIKE '_e____%';</text:p>
      <text:p text:style-name="P42"/>
      <text:p text:style-name="P42">--Ikinci karakterinden sonra herhangi bir yerinde 'i' bulunan "state" değerlerini çağırın.</text:p>
      <text:p text:style-name="P42">Select state</text:p>
      <text:p text:style-name="P42">from employees</text:p>
      <text:p text:style-name="P42">Where state LIKE '__%i%';</text:p>
      <text:p text:style-name="P42"/>
      <text:p text:style-name="P42">-----*** Yeni bir tablo üzerinden devam edelim</text:p>
      <text:p text:style-name="P42"/>
      <text:p text:style-name="P42">CREATE TABLE words</text:p>
      <text:p text:style-name="P42">(</text:p>
      <text:p text:style-name="P42"><text:s text:c="2"/>word_id CHAR(10) UNIQUE,</text:p>
      <text:p text:style-name="P42"><text:s text:c="2"/>word VARCHAR(50) NOT NULL,</text:p>
      <text:p text:style-name="P42"><text:s text:c="2"/>number_of_letters SMALLINT</text:p>
      <text:p text:style-name="P42">);</text:p>
      <text:p text:style-name="P42">INSERT INTO words VALUES (1001, 'hot', 3);</text:p>
      <text:p text:style-name="P42">INSERT INTO words VALUES (1002, 'hat', 3);</text:p>
      <text:p text:style-name="P42">INSERT INTO words VALUES (1003, 'hit', 3);</text:p>
      <text:p text:style-name="P42">INSERT INTO words VALUES (1004, 'hbt', 3);</text:p>
      <text:p text:style-name="P42">INSERT INTO words VALUES (1008, 'hct', 3);</text:p>
      <text:p text:style-name="P42">INSERT INTO words VALUES (1005, 'adem', 4);</text:p>
      <text:p text:style-name="P42">INSERT INTO words VALUES (1006, 'selena', 6);</text:p>
      <text:p text:style-name="P42">INSERT INTO words VALUES (1007, 'yusuf', 5);</text:p>
      <text:p text:style-name="P42"/>
      <text:p text:style-name="P42">SELECT * FROM words;</text:p>
      <text:p text:style-name="P42"/>
      <text:p text:style-name="P42">--***NOT LIKE Condition**--</text:p>
      <text:p text:style-name="P42"/>
      <text:p text:style-name="P42">--Herhangi bir yerinde 'h' bulunmayan "word" değerlerini çağırın.</text:p>
      <text:p text:style-name="P42">Select word</text:p>
      <text:p text:style-name="P42">from words</text:p>
      <text:p text:style-name="P42">Where word NOT LIKE '%h%';</text:p>
      <text:p text:style-name="P42"/>
      <text:p text:style-name="P42">-- 't' veya 'f' ile bitmeyen "word" değerlerini çağırın.</text:p>
      <text:p text:style-name="P42">Select word</text:p>
      <text:p text:style-name="P42">from words <text:s text:c="2"/>--olumluda OR olurdu ama olumsuzda AND kullanılır. </text:p>
      <text:p text:style-name="P42">Where word NOT LIKE '%f' AND word NOT LIKE '%t'; </text:p>
      <text:p text:style-name="P42"/>
      <text:p text:style-name="P42"><text:soft-page-break/>--Hergangi bir karakterle başlayıp 'a' veya 'e' ile devam etmeyen "word" değerlerini çağırın.</text:p>
      <text:p text:style-name="P42">Select word</text:p>
      <text:p text:style-name="P42">from words <text:s text:c="2"/></text:p>
      <text:p text:style-name="P42">Where word NOT LIKE '_a%' AND word NOT LIKE '_e%'; </text:p>
      <text:p text:style-name="P42"/>
      <text:p text:style-name="P42">-------------****---------------</text:p>
      <text:p text:style-name="P42">--Regular Expression Condition--</text:p>
      <text:p text:style-name="P42"/>
      <text:p text:style-name="P42">--İlk karakteri 'h', ikinci karakteri 'o', 'a' veya 'i' ve son karakteri 't' olan "word" değerlerini çağırın.</text:p>
      <text:p text:style-name="P42"/>
      <text:p text:style-name="P42">--1. YOL: Çoklu OR ve column tekrarı nedeniyle tavsiye edilmez. </text:p>
      <text:p text:style-name="P42">Select word</text:p>
      <text:p text:style-name="P42">from words <text:s text:c="2"/></text:p>
      <text:p text:style-name="P42">Where word LIKE 'ho%t' OR word LIKE 'ha%t' OR word LIKE 'hi%t';</text:p>
      <text:p text:style-name="P42"/>
      <text:p text:style-name="P42">--2. YOL: RegEx kullanarak</text:p>
      <text:p text:style-name="P42">Select word</text:p>
      <text:p text:style-name="P42">from words</text:p>
      <text:p text:style-name="P42">Where word ~ 'h[oai](.*)t';</text:p>
      <text:p text:style-name="P42"/>
      <text:p text:style-name="P42">-- Tilda ~ : Benzer anlamında Regex'te LIKE yerine kullanılır.</text:p>
      <text:p text:style-name="P42">--[oai]: köşeli parantezin içindekilerden herhangi biri</text:p>
      <text:p text:style-name="P42">--(.*): 0 veya herhangi bir sayıda karakter, yani % Wildcard anlamında</text:p>
      <text:p text:style-name="P42">-- parantez içindeki nokta "." _ Wildcard anlamında bir karakter</text:p>
      <text:p text:style-name="P42"/>
      <text:p text:style-name="P42">--İlk karakteri 'h', ikinci karakteri 'a'dan 'e'ye herhangi bir karakter ve son karakteri 't' olan "word" değerlerini çağırın.</text:p>
      <text:p text:style-name="P42">Select word</text:p>
      <text:p text:style-name="P42">from words</text:p>
      <text:p text:style-name="P42">Where word ~ 'h[a-e](.*)t'; --iki şeyin arasında anlamında tire "-" kullanılır. [a-e] : a-e arasındakiler</text:p>
      <text:p text:style-name="P42"/>
      <text:p text:style-name="P42">--İlk karakteri 's', 'a' veya 'y' olan "word" değerlerini çağırın.</text:p>
      <text:p text:style-name="P42">--İlk karakterin '^' şapka şeklinde özel yazımı var. Sadece köşeli parantez yazınca tam doğru sonuç gelmiyor.</text:p>
      <text:p text:style-name="P42">Select word</text:p>
      <text:p text:style-name="P42">from words</text:p>
      <text:p text:style-name="P42">Where word ~ '^[say](.*)'; --şapka sonrasından yazılanla başlasın anlamında</text:p>
      <text:p text:style-name="P42"/>
      <text:p text:style-name="P42">--Son karakteri 'm', 'a' veya 'f' olan "word" değerlerini çağırın.</text:p>
      <text:p text:style-name="P42">--En sona gelecek anlamında dolar işareti "$" kullanılır</text:p>
      <text:p text:style-name="P42">Select word</text:p>
      <text:p text:style-name="P42">from words</text:p>
      <text:p text:style-name="P42">Where word ~ '(.*)[mfa]$'; --(.*) isteğe bağlı</text:p>
      <text:p text:style-name="P42"/>
      <text:p text:style-name="P42">--İlk karakteri 's' ve son karakteri 'a' olan "word" değerlerini çağırın.</text:p>
      <text:p text:style-name="P42">Select word</text:p>
      <text:p text:style-name="P42">from words</text:p>
      <text:p text:style-name="P42">Where word ~ '^s(.*)a$'; --çoklu karakter olmadığı için [] kullanımına gerek yok</text:p>
      <text:p text:style-name="P42"/>
      <text:p text:style-name="P42">--Herhangi bir yerinde 'a' olan "word" değerlerini çağırın.</text:p>
      <text:p text:style-name="P42">Select word</text:p>
      <text:p text:style-name="P42">from words</text:p>
      <text:p text:style-name="P42">Where word ~ 'a'; --sadece a karakteri yeterli</text:p>
      <text:p text:style-name="P42"><text:soft-page-break/></text:p>
      <text:p text:style-name="P42">--İlk karakteri 'd' den 't' ye olan, herhangi bir karakter ile devam edip üçüncü karakteri 'l' olan "word" değerlerini çağırın.</text:p>
      <text:p text:style-name="P42">Select word</text:p>
      <text:p text:style-name="P42">from words</text:p>
      <text:p text:style-name="P42">Where word ~ '^[d-t].l'; --Nokta ".", _Wildcard anlamında bir karakterlik yer tutar.</text:p>
      <text:p text:style-name="P42"/>
      <text:p text:style-name="P42">--İlk karakteri 'd' den 't' ye olan, <text:s/>herhangi iki karakter ile devam edip dördüncü karakteri 'e' olan "word" değerlerini çağırın.</text:p>
      <text:p text:style-name="P42">Select word</text:p>
      <text:p text:style-name="P42">from words</text:p>
      <text:p text:style-name="P42">Where word ~ '^[d-t]..e';</text:p>
      <text:p text:style-name="P42"/>
      <text:p text:style-name="P42">---***Başka bir table ile devam ediyoruz***---</text:p>
      <text:p text:style-name="P42"/>
      <text:p text:style-name="P42">CREATE TABLE workers</text:p>
      <text:p text:style-name="P42">(</text:p>
      <text:p text:style-name="P42"><text:s text:c="2"/>id CHAR(9),</text:p>
      <text:p text:style-name="P42"><text:s text:c="2"/>name VARCHAR(50),</text:p>
      <text:p text:style-name="P42"><text:s text:c="2"/>state VARCHAR(50),</text:p>
      <text:p text:style-name="P42"><text:s text:c="2"/>salary SMALLINT,</text:p>
      <text:p text:style-name="P42"><text:s text:c="2"/>company VARCHAR(20)</text:p>
      <text:p text:style-name="P42">);</text:p>
      <text:p text:style-name="P42">INSERT INTO workers VALUES(123456789, 'John Walker', 'Florida', 2500, 'IBM');</text:p>
      <text:p text:style-name="P42">INSERT INTO workers VALUES(234567890, 'Brad Pitt', 'Florida', 1500, 'APPLE');</text:p>
      <text:p text:style-name="P42">INSERT INTO workers VALUES(345678901, 'Eddie Murphy', 'Texas', 3000, 'IBM');</text:p>
      <text:p text:style-name="P42">INSERT INTO workers VALUES(456789012, 'Eddie Murphy', 'Virginia', 1000, 'GOOGLE');</text:p>
      <text:p text:style-name="P42">INSERT INTO workers VALUES(567890123, 'Eddie Murphy', 'Texas', 7000, 'MICROSOFT');</text:p>
      <text:p text:style-name="P42">INSERT INTO workers VALUES(456789012, 'Brad Pitt', 'Texas', 1500, 'GOOGLE');</text:p>
      <text:p text:style-name="P42">INSERT INTO workers VALUES(123456710, 'Mark Stone', 'Pennsylvania', 2500, 'IBM');</text:p>
      <text:p text:style-name="P42"/>
      <text:p text:style-name="P42">--'E' başlayıp ve 'y' ile biten "name" değerleri dışındaki "name" değerlerini çağırın.</text:p>
      <text:p text:style-name="P42"/>
      <text:p text:style-name="P42">--1. YOL: NOT LIKE kullanarak</text:p>
      <text:p text:style-name="P42"/>
      <text:p text:style-name="P42"/>
      <text:p text:style-name="P42">--2. YOL:Tilda ile</text:p>
      <text:p text:style-name="P42">Select name</text:p>
      <text:p text:style-name="P42">from workers</text:p>
      <text:p text:style-name="P42">Where name ~ '^[^E](.*)[^y]$'; --köşeli parantez içine ^ şapka gelirse "-den farklı" anlamına gelir. </text:p>
      <text:p text:style-name="P42"/>
      <text:p text:style-name="P42">--'E' ile başlayıp 'y' ile biten "name" değerlerini çağırın.</text:p>
      <text:p text:style-name="P42">Select name</text:p>
      <text:p text:style-name="P42">from workers</text:p>
      <text:p text:style-name="P42">Where name ~ '^E(.*)y$';</text:p>
      <text:p text:style-name="P42"/>
      <text:p text:style-name="P42">--'J', 'B' yada 'E' ile başlayan VE 'r' yada 't' ile biten "name" değerlerini çağırın.</text:p>
      <text:p text:style-name="P42">Select name</text:p>
      <text:p text:style-name="P42">from workers</text:p>
      <text:p text:style-name="P42">Where name ~ '^[JBE](.*)[rt]$';</text:p>
      <text:p text:style-name="P42"/>
      <text:p text:style-name="P42">--Son karakteri 'r' yada 't' olan YA DA ilk karakteri 'J','B', yada 'E' olan "name" değerlerini çağırın.</text:p>
      <text:p text:style-name="P42">Select name</text:p>
      <text:p text:style-name="P42"><text:soft-page-break/>from workers</text:p>
      <text:p text:style-name="P42">Where name ~ '^[JBE]' OR name ~'[rt]$';</text:p>
      <text:p text:style-name="P42"/>
      <text:p text:style-name="P42">--Son karakteri 'r' yada 't' olmayan VE ilk karakteri 'J','B', yada 'E' olmayan "name" değerlerini çağırın.</text:p>
      <text:p text:style-name="P42">--1.YOL:</text:p>
      <text:p text:style-name="P42">Select name</text:p>
      <text:p text:style-name="P42">from workers</text:p>
      <text:p text:style-name="P42">Where name ~ '^[^JBE](.*)[^rt]$'; </text:p>
      <text:p text:style-name="P42"/>
      <text:p text:style-name="P42">--2.YOL: <text:s/>AND</text:p>
      <text:p text:style-name="P42">Select name</text:p>
      <text:p text:style-name="P42">from workers</text:p>
      <text:p text:style-name="P42">Where name ~ '^[^JBE]' AND name ~'[^rt]$'; --OR'un tersi olarak AND gelecek.</text:p>
      <text:p text:style-name="P42"/>
      <text:p text:style-name="P42">--Son karakteri 'r' yada 't' olmayan VEYA ilk karakteri 'J','B', yada 'E' olmayan "name" değerlerini çağırın.</text:p>
      <text:p text:style-name="P42">Select name</text:p>
      <text:p text:style-name="P42">from workers</text:p>
      <text:p text:style-name="P42">Where name ~ '^[^JBE]' OR name ~'[^rt]$'; --birinden biri olmayacak.</text:p>
      <text:p text:style-name="P42"/>
      <text:p text:style-name="P42">--Herhangi bir yerinde 'a' yada 'k' bulunan "name" değerlerini çağırın.</text:p>
      <text:p text:style-name="P42">Select name</text:p>
      <text:p text:style-name="P42">from workers</text:p>
      <text:p text:style-name="P42">Where name ~ '[ak]';</text:p>
      <text:p text:style-name="P42"/>
      <text:p text:style-name="P42">--İlk harfi 'A' dan 'F' ye bir karakter olan ve ikinci harfi herhangi bir karakter olup üçüncü harfi 'a' olan "name" değerlerini çağırın.</text:p>
      <text:p text:style-name="P42">Select name</text:p>
      <text:p text:style-name="P42">from workers</text:p>
      <text:p text:style-name="P42">Where name ~ '^[A-F].a';</text:p>
      <text:p text:style-name="P42"/>
      <text:p text:style-name="P42">--İlk harfi 'A' dan 'F' ye bir karakter olan ve ikinci ve üçüncü harfi herhangi bir karakter olup dördüncü harfi 'i' olan "name" değerlerini çağırın.</text:p>
      <text:p text:style-name="P42">Select name</text:p>
      <text:p text:style-name="P42">from workers</text:p>
      <text:p text:style-name="P42">Where name ~ '^[A-F]..i';</text:p>
      <text:p text:style-name="P42"/>
      <text:p text:style-name="P42">--Üçüncü karakteri 'o' yada 'x' olan "state" değerlerini çağırın.</text:p>
      <text:p text:style-name="P42">Select state</text:p>
      <text:p text:style-name="P42">from workers</text:p>
      <text:p text:style-name="P42">Where state ~ '..[ox]';</text:p>
      <text:p text:style-name="P42"/>
      <text:p text:style-name="P42">--Üçüncü karakteri 'o' yada 'x' olmayan "state" değerlerini çağırın.</text:p>
      <text:p text:style-name="P42">Select state</text:p>
      <text:p text:style-name="P42">from workers</text:p>
      <text:p text:style-name="P42">Where state ~ '^..[^ox]'; </text:p>
      <text:p text:style-name="P42">--yukarıdakinden farklı olarak başlangıç olduğunu belirtmek için en başa şapka koyduk. Yoksa diğerlerini de getiriyor.</text:p>
      <text:p text:style-name="P42"/>
      <text:p text:style-name="P42"/>
      <text:p text:style-name="P42">--ODEV: Sondan üçüncü karakteri 'n' yada 'x' olan <text:s/>"state" değerlerini çağırın.</text:p>
      <text:p text:style-name="P42">Select state</text:p>
      <text:p text:style-name="P42">from workers</text:p>
      <text:p text:style-name="P42"><text:soft-page-break/>Where state ~ '(.*)[nx]..$]'; --çalışmadı</text:p>
      <text:p text:style-name="P42"/>
      <text:p text:style-name="P42">--ODEV: Sondan üçüncü karakteri 'n' yada 'x' olmayan <text:s/>"state" değerlerini çağırın.</text:p>
      <text:p text:style-name="P42">Select state</text:p>
      <text:p text:style-name="P42">from workers</text:p>
      <text:p text:style-name="P42">Where state ~ '(.*)[^nx]..$]'; --çalışmadı</text:p>
      <text:p text:style-name="P42"/>
      <text:p text:style-name="P42">---------***************----------------</text:p>
      <text:p text:style-name="P42">--ORDER BY: Recordları artan ya da azalan düzenle sıralamak için kullanılır.</text:p>
      <text:p text:style-name="P42">-- <text:s text:c="9"/>ORDER BY sadece SELECT Statement ile kullanılır.</text:p>
      <text:p text:style-name="P42"/>
      <text:p text:style-name="P42">--Words tablosundan recordları artan düzende number_of_letters değerine göre sırala.</text:p>
      <text:p text:style-name="P42">Select *</text:p>
      <text:p text:style-name="P42">from words</text:p>
      <text:p text:style-name="P42">Order By number_of_letters asc; --asc yazmasak da default olarak asc alacak</text:p>
      <text:p text:style-name="P42"/>
      <text:p text:style-name="P42">--Recordları azalan düzende word sütununa göre sırala.</text:p>
      <text:p text:style-name="P42">Select *</text:p>
      <text:p text:style-name="P42">from words</text:p>
      <text:p text:style-name="P42">Order By word desc;</text:p>
      <text:p text:style-name="P42"/>
      <text:p text:style-name="P42">--NOT: Sütun adı yerine sütun numarıyla da sıralama yapabiliriz.</text:p>
      <text:p text:style-name="P42">Select *</text:p>
      <text:p text:style-name="P42">from words</text:p>
      <text:p text:style-name="P42">Order By 3 desc; --Burada 3, number_of_letters sütununu temsil ediyor.</text:p>
      <text:p text:style-name="P42"/>
      <text:p text:style-name="P33">-----------------------------------------------********************-----------------------------------------------</text:p>
      <text:p text:style-name="P42"/>
      <text:p text:style-name="P32">5. Ders tekrar:</text:p>
      <text:p text:style-name="P42"/>
      <text:p text:style-name="P42"/>
      <text:p text:style-name="P42">--*** ORDER BY konusu devam</text:p>
      <text:p text:style-name="P42"/>
      <text:p text:style-name="P42">CREATE TABLE points</text:p>
      <text:p text:style-name="P42">(</text:p>
      <text:p text:style-name="P42"><text:s text:c="4"/>name VARCHAR(50),</text:p>
      <text:p text:style-name="P42"><text:s text:c="4"/>point SMALLINT</text:p>
      <text:p text:style-name="P42">);</text:p>
      <text:p text:style-name="P42">INSERT INTO points values('Ali', 25);</text:p>
      <text:p text:style-name="P42">INSERT INTO points values('Veli', 37);</text:p>
      <text:p text:style-name="P42">INSERT INTO points values('Kemal', 43);</text:p>
      <text:p text:style-name="P42">INSERT INTO points values('Ali', 36);</text:p>
      <text:p text:style-name="P42">INSERT INTO points values('Ali', 25);</text:p>
      <text:p text:style-name="P42">INSERT INTO points values('Veli', 29);</text:p>
      <text:p text:style-name="P42">INSERT INTO points values('Ali', 45);</text:p>
      <text:p text:style-name="P42">INSERT INTO points values('Veli', 11);</text:p>
      <text:p text:style-name="P42">INSERT INTO points values('Ali', 125);</text:p>
      <text:p text:style-name="P42">Select * from points;</text:p>
      <text:p text:style-name="P42"/>
      <text:p text:style-name="P42">--Recordları azalan düzende "name" sütununa göre ve artan düzende "points" sütununa göre sırala.</text:p>
      <text:p text:style-name="P42">Select * from points</text:p>
      <text:p text:style-name="P42">Order By name desc, point asc; --asc yazmasak da olur</text:p>
      <text:p text:style-name="P42"/>
      <text:p text:style-name="P42"><text:soft-page-break/>-----*****------------***-----------</text:p>
      <text:p text:style-name="P42">--Yeni tablolarla devam edelim. Buarada alias kullarak yapacağız.</text:p>
      <text:p text:style-name="P42">--Table 1:</text:p>
      <text:p text:style-name="P42">CREATE TABLE employees</text:p>
      <text:p text:style-name="P42">(</text:p>
      <text:p text:style-name="P42"><text:s text:c="2"/>employee_id CHAR(9),</text:p>
      <text:p text:style-name="P42"><text:s text:c="2"/>employee_first_name VARCHAR(20),</text:p>
      <text:p text:style-name="P42"><text:s text:c="2"/>employee_last_name VARCHAR(20)</text:p>
      <text:p text:style-name="P42">);</text:p>
      <text:p text:style-name="P42">INSERT INTO employees VALUES(14, 'Chris', 'Tae');</text:p>
      <text:p text:style-name="P42">INSERT INTO employees VALUES(11, 'John', 'Walker');</text:p>
      <text:p text:style-name="P42">INSERT INTO employees VALUES(12, 'Amy', 'Star');</text:p>
      <text:p text:style-name="P42">INSERT INTO employees VALUES(13, 'Brad', 'Pitt');</text:p>
      <text:p text:style-name="P42">INSERT INTO employees VALUES(15, 'Chris', 'Way');</text:p>
      <text:p text:style-name="P42">SELECT * FROM employees;</text:p>
      <text:p text:style-name="P42"/>
      <text:p text:style-name="P42">--Table 2:</text:p>
      <text:p text:style-name="P42">CREATE TABLE addresses</text:p>
      <text:p text:style-name="P42">(</text:p>
      <text:p text:style-name="P42"><text:s text:c="2"/>employee_id CHAR(9),</text:p>
      <text:p text:style-name="P42"><text:s text:c="2"/>street VARCHAR(20),</text:p>
      <text:p text:style-name="P42"><text:s text:c="2"/>city VARCHAR(20),</text:p>
      <text:p text:style-name="P42"><text:s text:c="2"/>state CHAR(2),</text:p>
      <text:p text:style-name="P42"><text:s text:c="2"/>zipcode CHAR(5)</text:p>
      <text:p text:style-name="P42">);</text:p>
      <text:p text:style-name="P42">INSERT INTO addresses VALUES(11, '32nd Star 1234', 'Miami', 'FL', '33018');</text:p>
      <text:p text:style-name="P42">INSERT INTO addresses VALUES(12, '23rd Rain 567', 'Jacksonville', 'FL', '32256');</text:p>
      <text:p text:style-name="P42">INSERT INTO addresses VALUES(13, '5th Snow 765', 'Hialeah', 'VA', '20121');</text:p>
      <text:p text:style-name="P42">INSERT INTO addresses VALUES(14, '3rd Man 12', 'Weston', 'MI', '12345');</text:p>
      <text:p text:style-name="P42">INSERT INTO addresses VALUES(15, '11th Chris 12', 'St. Johns', 'FL', '32259');</text:p>
      <text:p text:style-name="P42">SELECT * FROM addresses;</text:p>
      <text:p text:style-name="P42"/>
      <text:p text:style-name="P42">--***---</text:p>
      <text:p text:style-name="P42">--ALIASES</text:p>
      <text:p text:style-name="P42"/>
      <text:p text:style-name="P42">--Table isimleri için Alias kullanılır.</text:p>
      <text:p text:style-name="P42"/>
      <text:p text:style-name="P42">--employee_first_name ve state değerlerini çağırın. </text:p>
      <text:p text:style-name="P42">--employee_first_name sütunu için "firstname", state sütunu için "employee state" isimlerini kullanın.</text:p>
      <text:p text:style-name="P42"/>
      <text:p text:style-name="P42">Select e.employee_first_name AS firstname, a.state AS "employee state"</text:p>
      <text:p text:style-name="P42">From employees e, addresses a --e ve a şeklinde tablo isimleri için kısaltma koyduk.</text:p>
      <text:p text:style-name="P42">Where e.employee_id = a.employee_id;</text:p>
      <text:p text:style-name="P42"/>
      <text:p text:style-name="P42">--***Tek bir sütuna çoklu sütun nasıl konulur ve alias nasıl kullanılır***--</text:p>
      <text:p text:style-name="P42"/>
      <text:p text:style-name="P42">--employee_id değerlerini "id" adıyla, <text:s/>employee_first_name ve employee_last_name değerlerini tek sütunda "full_name" adıyla çağırın.</text:p>
      <text:p text:style-name="P42">--Concat işlemi için || kullanılıyor</text:p>
      <text:p text:style-name="P42">Select employee_id AS id, employee_first_name || ' ' || employee_last_name AS full_name</text:p>
      <text:p text:style-name="P42">From employees;</text:p>
      <text:p text:style-name="P42"/>
      <text:p text:style-name="P42">--***GROUP BY***---</text:p>
      <text:p text:style-name="P42"><text:soft-page-break/></text:p>
      <text:p text:style-name="P42">CREATE TABLE workers</text:p>
      <text:p text:style-name="P42">(</text:p>
      <text:p text:style-name="P42"><text:s text:c="2"/>id CHAR(9),</text:p>
      <text:p text:style-name="P42"><text:s text:c="2"/>name VARCHAR(50),</text:p>
      <text:p text:style-name="P42"><text:s text:c="2"/>state VARCHAR(50),</text:p>
      <text:p text:style-name="P42"><text:s text:c="2"/>salary SMALLINT,</text:p>
      <text:p text:style-name="P42"><text:s text:c="2"/>company VARCHAR(20)</text:p>
      <text:p text:style-name="P42">);</text:p>
      <text:p text:style-name="P42">INSERT INTO workers VALUES(123456789, 'John Walker', 'Florida', 2500, 'IBM');</text:p>
      <text:p text:style-name="P42">INSERT INTO workers VALUES(234567890, 'Brad Pitt', 'Florida', 1500, 'APPLE');</text:p>
      <text:p text:style-name="P42">INSERT INTO workers VALUES(345678901, 'Eddie Murphy', 'Texas', 3000, 'IBM');</text:p>
      <text:p text:style-name="P42">INSERT INTO workers VALUES(456789012, 'Eddie Murphy', 'Virginia', 1000, 'GOOGLE');</text:p>
      <text:p text:style-name="P42">INSERT INTO workers VALUES(567890123, 'Eddie Murphy', 'Texas', 7000, 'MICROSOFT');</text:p>
      <text:p text:style-name="P42">INSERT INTO workers VALUES(456789012, 'Brad Pitt', 'Texas', 1500, 'GOOGLE');</text:p>
      <text:p text:style-name="P42">INSERT INTO workers VALUES(123456710, 'Mark Stone', 'Pennsylvania', 2500, 'IBM');</text:p>
      <text:p text:style-name="P42">Select * From workers;</text:p>
      <text:p text:style-name="P42"/>
      <text:p text:style-name="P42">--Her bir name değeri için toplam salary değerlerini azalan sırayla yazın.</text:p>
      <text:p text:style-name="P42">Select name, SUM(salary) AS total_salary</text:p>
      <text:p text:style-name="P42">From workers</text:p>
      <text:p text:style-name="P42">Group by name</text:p>
      <text:p text:style-name="P42">ORder by total_salary DESC;</text:p>
      <text:p text:style-name="P42"/>
      <text:p text:style-name="P42">--Her bir state değeri için çalışan sayısını bulup azalan düzende sıralayınız.</text:p>
      <text:p text:style-name="P42">Select state, COUNT(*) AS number_of_workers_per_state -- "*" yerine state ile de saydırabilirdik</text:p>
      <text:p text:style-name="P42">From workers</text:p>
      <text:p text:style-name="P42">Group by state</text:p>
      <text:p text:style-name="P42">Order by number_of_workers_per_state DESC;</text:p>
      <text:p text:style-name="P42"/>
      <text:p text:style-name="P42">--Her bir company için 2000$ üzeri maaş alan çalışan sayısını bulun.</text:p>
      <text:p text:style-name="P42">Select company, COUNT(*) AS "2000_plus_salary"</text:p>
      <text:p text:style-name="P42">From workers</text:p>
      <text:p text:style-name="P42">Where salary &gt; 2000</text:p>
      <text:p text:style-name="P42">Group by company</text:p>
      <text:p text:style-name="P42">Order by "2000_plus_salary" DESC;</text:p>
      <text:p text:style-name="P42"/>
      <text:p text:style-name="P42">--Her bir company için en düşük ve yüksek salary değerlerini bulun.</text:p>
      <text:p text:style-name="P42">Select company, MIN(salary) AS min_salary , MAX(salary) AS max_salary</text:p>
      <text:p text:style-name="P42">From workers</text:p>
      <text:p text:style-name="P42">Group by company;</text:p>
      <text:p text:style-name="P42"/>
      <text:p text:style-name="P42">--Group By'dan sonra Where Clause kullanılmaz. Onun yerine Having Clause kullanılır, field name ile kullanılmaz.</text:p>
      <text:p text:style-name="P42"/>
      <text:p text:style-name="P42">--*****HAVING Clause******--</text:p>
      <text:p text:style-name="P42">--HAVING, GROUP BY ardından filtrelemek için kullanılır. AGG functions ile çalışır.</text:p>
      <text:p text:style-name="P42"/>
      <text:p text:style-name="P42">--Toplam salary değeri 2500 üzeri olan her bir çalışan için salary toplamını bulun.</text:p>
      <text:p text:style-name="P42">--Bunu Where ile yapamayız çünkü Aggregate Function (SUM, MAX, MIN, COUNT) Where ile çalışmaz. Field name alır.</text:p>
      <text:p text:style-name="P42">Select name, SUM(salary) AS "Total Salary"</text:p>
      <text:p text:style-name="P42">From workers</text:p>
      <text:p text:style-name="P42"><text:soft-page-break/>Group By name</text:p>
      <text:p text:style-name="P42">Having SUM(salary) &gt; 2500; --Toplam salary'si 2500 olan isimler</text:p>
      <text:p text:style-name="P42"/>
      <text:p text:style-name="P42">--Birden fazla çalışanı olan, her bir state için çalışan toplamlarını bulun.</text:p>
      <text:p text:style-name="P42">Select state, COUNT(state) AS num_of_employees</text:p>
      <text:p text:style-name="P42">From workers</text:p>
      <text:p text:style-name="P42">Group by state</text:p>
      <text:p text:style-name="P42">Having COUNT(state) &gt; 1; </text:p>
      <text:p text:style-name="P42">--Having'ten sonra alias'ı değil aggregate function yazılmalı. "num_of_employees" aliasını kabul etmiyor.</text:p>
      <text:p text:style-name="P42"/>
      <text:p text:style-name="P42">--Her bir company için değeri 2000'den fazla olan minimum salary değerlerini bulun.</text:p>
      <text:p text:style-name="P42">Select company, MIN(salary) AS min_salary</text:p>
      <text:p text:style-name="P42">From workers</text:p>
      <text:p text:style-name="P42">Group by company</text:p>
      <text:p text:style-name="P42">Having MIN(salary) &gt; 2000;</text:p>
      <text:p text:style-name="P42"/>
      <text:p text:style-name="P42">--Her bir state için değeri 3000'den az olan maximum salary değerlerini bulun.</text:p>
      <text:p text:style-name="P42">Select state, MAX(salary) AS max_salary</text:p>
      <text:p text:style-name="P42">From workers</text:p>
      <text:p text:style-name="P42">Group by state</text:p>
      <text:p text:style-name="P42">Having MAX(salary) &lt; 3000;</text:p>
      <text:p text:style-name="P42"/>
      <text:p text:style-name="P42">--*****UNION Operator****--</text:p>
      <text:p text:style-name="P42">--1) İki Query sonucunu birleştirmek için kullanılır. </text:p>
      <text:p text:style-name="P42">--2)Değerleri tekrarsız verir.</text:p>
      <text:p text:style-name="P42">--3) Tek bir sütuna çok sütun koyabiliriz.</text:p>
      <text:p text:style-name="P42">--4) Tek bir sütuna çok sütun koyarken data tipleri aynı olmalı ve data tipleri kapasiteyi aşmamalı.</text:p>
      <text:p text:style-name="P42">--salary değeri 3000'den yüksek olan state değerlerini ve 2000'den küçük olan name değerlerini "tekrarsız" olarak bulun.</text:p>
      <text:p text:style-name="P42">Select state AS "State or Name", salary</text:p>
      <text:p text:style-name="P42">From workers</text:p>
      <text:p text:style-name="P42">Where salary &gt; 3000</text:p>
      <text:p text:style-name="P42"/>
      <text:p text:style-name="P42">UNION --İki ayrı task gibi yapıp birleştiriyoruz.</text:p>
      <text:p text:style-name="P42"/>
      <text:p text:style-name="P42">Select name, salary</text:p>
      <text:p text:style-name="P42">From workers</text:p>
      <text:p text:style-name="P42">Where salary &lt; 2000;</text:p>
      <text:p text:style-name="P42"/>
      <text:p text:style-name="P42">--salary değeri 3000'den yüksek olan state değerlerini ve 2000'den küçük olan name değerlerini "tekrarlı" olarak bulun.</text:p>
      <text:p text:style-name="P42">--Tekrarlı olması için UNION ALL kullanılır</text:p>
      <text:p text:style-name="P42">Select state AS "State or Name", salary</text:p>
      <text:p text:style-name="P42">From workers</text:p>
      <text:p text:style-name="P42">Where salary &gt; 3000</text:p>
      <text:p text:style-name="P42"/>
      <text:p text:style-name="P42">UNION ALL</text:p>
      <text:p text:style-name="P42"/>
      <text:p text:style-name="P42">Select name, salary</text:p>
      <text:p text:style-name="P42">From workers</text:p>
      <text:p text:style-name="P42">Where salary &lt; 2000;</text:p>
      <text:p text:style-name="P42"/>
      <text:p text:style-name="P42"><text:soft-page-break/>--***INTERSECT***--</text:p>
      <text:p text:style-name="P42">--Eğer ortak değere ulaşmak istiyorsak Union yerine INTERSECT kullanılır. </text:p>
      <text:p text:style-name="P42">--Iki sorgu sonucunun common değerlerini verir. Unique recordları alır ve tek sütuna koyar.</text:p>
      <text:p text:style-name="P42"/>
      <text:p text:style-name="P42">--salary değeri 1000'den yüksek, 2000'den az olan "ortak" name değerlerini bulun.</text:p>
      <text:p text:style-name="P42">Select name</text:p>
      <text:p text:style-name="P42">From workers</text:p>
      <text:p text:style-name="P42">Where salary &gt; 1000</text:p>
      <text:p text:style-name="P42"/>
      <text:p text:style-name="P42">INTERSECT</text:p>
      <text:p text:style-name="P42"/>
      <text:p text:style-name="P42">Select name</text:p>
      <text:p text:style-name="P42">From workers</text:p>
      <text:p text:style-name="P42">Where salary &lt; 2000; --İki taskte çakışan isimleri alıyor.</text:p>
      <text:p text:style-name="P42"/>
      <text:p text:style-name="P42">--salary değeri 2000'den az olan ve company değeri IBM, APPLE yada MICROSOFT olan ortak "name" değerlerini bulun.</text:p>
      <text:p text:style-name="P42">Select name </text:p>
      <text:p text:style-name="P42">From workers</text:p>
      <text:p text:style-name="P42">Where salary &lt; 2000</text:p>
      <text:p text:style-name="P42"/>
      <text:p text:style-name="P42">INTERSECT</text:p>
      <text:p text:style-name="P42"/>
      <text:p text:style-name="P42">Select name </text:p>
      <text:p text:style-name="P42">From workers</text:p>
      <text:p text:style-name="P42">Where company IN('IBM', 'APPLE', 'MICROSOFT');</text:p>
      <text:p text:style-name="P42"/>
      <text:p text:style-name="P42">--*****EXCEPT (MINUS) Operator*****-- Oracle'da MINUS</text:p>
      <text:p text:style-name="P42">--Bir sorgu sonucunda başka bir sorgu sonucunu çıkarmak için kullanılır.</text:p>
      <text:p text:style-name="P42">--Unique recordları verir.</text:p>
      <text:p text:style-name="P42"/>
      <text:p text:style-name="P42">--Kümelerdeki sisteme göre;</text:p>
      <text:p text:style-name="P42">--Union A birleşim B</text:p>
      <text:p text:style-name="P42">--Intersect A kesişim B</text:p>
      <text:p text:style-name="P42">--Except A fark B</text:p>
      <text:p text:style-name="P42"/>
      <text:p text:style-name="P42">--salary değeri 3000'den az ve GOOGLE'da çalışmayan name değerlerini bulun.</text:p>
      <text:p text:style-name="P42">Select name</text:p>
      <text:p text:style-name="P42">From workers</text:p>
      <text:p text:style-name="P42">Where salary &lt; 3000</text:p>
      <text:p text:style-name="P42"/>
      <text:p text:style-name="P42">EXCEPT</text:p>
      <text:p text:style-name="P42"/>
      <text:p text:style-name="P42">Select name</text:p>
      <text:p text:style-name="P42">From workers</text:p>
      <text:p text:style-name="P42">Where company = 'GOOGLE';</text:p>
      <text:p text:style-name="P42"/>
      <text:p text:style-name="P42">-----------------***JOIN***----------------- Farklı tablolarda çalışıyor</text:p>
      <text:p text:style-name="P42">--1) INNER JOIN: Ortak (common) datayı verir. İki table'daki kesişim datası.</text:p>
      <text:p text:style-name="P42">--2) LEFT JOIN: Birinci table'ın tüm datasını verir.</text:p>
      <text:p text:style-name="P42">--3) RIGHT JOIN: Ikinci table'ın tüm datasnı verir.</text:p>
      <text:p text:style-name="P42">--4) FULL JOIN: Iki table'ın tüm datasını verir.</text:p>
      <text:p text:style-name="P42">-- 5) SELF JOIN: Tek table üzerinde çalışırken iki table varmış gibi çalışılır.</text:p>
      <text:p text:style-name="P42"><text:soft-page-break/></text:p>
      <text:p text:style-name="P42"/>
      <text:p text:style-name="P33">--------------------------------------**************-------------------------------------------</text:p>
      <text:p text:style-name="P33"/>
      <text:p text:style-name="P32"/>
      <text:p text:style-name="P46"><text:span text:style-name="T14">6. Ders tekra</text:span><text:span text:style-name="T15">r:</text:span></text:p>
      <text:p text:style-name="P35"/>
      <text:p text:style-name="P45">CREATE TABLE my_companies</text:p>
      <text:p text:style-name="P45">(</text:p>
      <text:p text:style-name="P45"><text:s text:c="2"/>company_id CHAR(3),</text:p>
      <text:p text:style-name="P45"><text:s text:c="2"/>company_name VARCHAR(20)</text:p>
      <text:p text:style-name="P45">);</text:p>
      <text:p text:style-name="P45">INSERT INTO my_companies VALUES(100, 'IBM');</text:p>
      <text:p text:style-name="P45">INSERT INTO my_companies VALUES(101, 'GOOGLE');</text:p>
      <text:p text:style-name="P45">INSERT INTO my_companies VALUES(102, 'MICROSOFT');</text:p>
      <text:p text:style-name="P45">INSERT INTO my_companies VALUES(103, 'APPLE');</text:p>
      <text:p text:style-name="P45">SELECT * FROM my_companies;</text:p>
      <text:p text:style-name="P45">CREATE TABLE orders</text:p>
      <text:p text:style-name="P45">(</text:p>
      <text:p text:style-name="P45"><text:s text:c="2"/>company_id CHAR(3),</text:p>
      <text:p text:style-name="P45"><text:s text:c="2"/>order_id CHAR(3),</text:p>
      <text:p text:style-name="P45"><text:s text:c="2"/>order_date DATE</text:p>
      <text:p text:style-name="P45">);</text:p>
      <text:p text:style-name="P45">INSERT INTO orders VALUES(101, 11, '17-Apr-2020');</text:p>
      <text:p text:style-name="P45">INSERT INTO orders VALUES(102, 22, '18-Apr-2020');</text:p>
      <text:p text:style-name="P45">INSERT INTO orders VALUES(103, 33, '19-Apr-2020');</text:p>
      <text:p text:style-name="P45">INSERT INTO orders VALUES(104, 44, '20-Apr-2020');</text:p>
      <text:p text:style-name="P45">INSERT INTO orders VALUES(105, 55, '21-Apr-2020');</text:p>
      <text:p text:style-name="P45">SELECT * FROM orders;</text:p>
      <text:p text:style-name="P45"/>
      <text:p text:style-name="P45">--1) INNER JOIN: Sadece JOIN de aynı anlamda</text:p>
      <text:p text:style-name="P45"/>
      <text:p text:style-name="P45">--Ortak companyler için company_name, order_id ve order_date değerlerini çağırın.</text:p>
      <text:p text:style-name="P45">--JOIN'den sonra ortak sütünları ON ile eşitleyerek yazıyoruz.</text:p>
      <text:p text:style-name="P45">Select <text:s/>c.company_name, o.order_id, o.order_date</text:p>
      <text:p text:style-name="P45">From my_companies c JOIN orders o</text:p>
      <text:p text:style-name="P45">ON c.company_id = o.company_id;</text:p>
      <text:p text:style-name="P45"/>
      <text:p text:style-name="P45">--2) LEFT JOIN</text:p>
      <text:p text:style-name="P45"/>
      <text:p text:style-name="P45">--my_companies table'ındaki companyler için order_id ve order_date değerlerini çağırın.</text:p>
      <text:p text:style-name="P45">Select <text:s/>c.company_name, o.order_id, o.order_date</text:p>
      <text:p text:style-name="P45">From my_companies c LEFT JOIN orders o</text:p>
      <text:p text:style-name="P45">ON c.company_id = o.company_id; <text:s/>--left/right join'de karşılığı olmayanlar birleşmede null gelir.</text:p>
      <text:p text:style-name="P45"/>
      <text:p text:style-name="P45">--3) RIGHT JOIN</text:p>
      <text:p text:style-name="P45">--1. YOL:</text:p>
      <text:p text:style-name="P45">--Orders table'ındaki company'ler için company_name, company_id ve order_date değerlerini çağırın.</text:p>
      <text:p text:style-name="P45">Select <text:s/>c.company_name, o.company_id, o.order_date</text:p>
      <text:p text:style-name="P45">From my_companies c RIGHT JOIN orders o <text:s/></text:p>
      <text:p text:style-name="P45">ON c.company_id = o.company_id; --Bu sefer Left'ten gelenlerin olmayan değeri için NULL</text:p>
      <text:p text:style-name="P45"/>
      <text:p text:style-name="P45">--2. YOL: ya da sıralam adeğiştirilip left join yapılabilir.</text:p>
      <text:p text:style-name="P45"><text:soft-page-break/>Select <text:s/>c.company_name, o.company_id, o.order_date</text:p>
      <text:p text:style-name="P45">From orders o LEFT JOIN <text:s/>my_companies c </text:p>
      <text:p text:style-name="P45">ON o.company_id = c.company_id; --Aynı data gelir.</text:p>
      <text:p text:style-name="P45"/>
      <text:p text:style-name="P45">--4) FULL JOIN</text:p>
      <text:p text:style-name="P45"/>
      <text:p text:style-name="P45">--İki table'dan da company_name, order_id ve order_date değerlerini çağırın.</text:p>
      <text:p text:style-name="P45">Select <text:s/>c.company_name, o.company_id, o.order_date</text:p>
      <text:p text:style-name="P45">From orders o FULL JOIN <text:s/>my_companies c </text:p>
      <text:p text:style-name="P45">ON o.company_id = c.company_id; --Iki tarafta da eksik bilgiler NULL olarak gelecek.</text:p>
      <text:p text:style-name="P45"/>
      <text:p text:style-name="P45">--5)SELF JOIN</text:p>
      <text:p text:style-name="P45"/>
      <text:p text:style-name="P45">--Burada tek tablo üzerinden join işlemi yapıldığı için Self Join oluyor. Tablolara farklı isimler veriyoruz.</text:p>
      <text:p text:style-name="P45">--Workers tablosundan yapalım</text:p>
      <text:p text:style-name="P45">CREATE TABLE workers</text:p>
      <text:p text:style-name="P45">(</text:p>
      <text:p text:style-name="P45"><text:s text:c="2"/>id CHAR(2),</text:p>
      <text:p text:style-name="P45"><text:s text:c="2"/>name VARCHAR(20),</text:p>
      <text:p text:style-name="P45"><text:s text:c="2"/>title VARCHAR(60),</text:p>
      <text:p text:style-name="P45"><text:s text:c="2"/>manager_id CHAR(2)</text:p>
      <text:p text:style-name="P45">);</text:p>
      <text:p text:style-name="P45">INSERT INTO workers VALUES(1, 'Ali Can', 'SDET', 2);</text:p>
      <text:p text:style-name="P45">INSERT INTO workers VALUES(2, 'John Walker', 'QA', 3);</text:p>
      <text:p text:style-name="P45">INSERT INTO workers VALUES(3, 'Angie Star', 'QA Lead', 4);</text:p>
      <text:p text:style-name="P45">INSERT INTO workers VALUES(4, 'Amy Sky', 'CEO', 5);</text:p>
      <text:p text:style-name="P45">SELECT * FROM workers;</text:p>
      <text:p text:style-name="P45"/>
      <text:p text:style-name="P45">--workers tablosunu kullanarak çalışanların yöneticilerini gösteren bir tablo hazırlayın.</text:p>
      <text:p text:style-name="P45">--SELF JOIN olarak kodu tanımıyor. Galiba mantık Self Join ama kod INNER JOIN</text:p>
      <text:p text:style-name="P45">Select employee.name, manager.name</text:p>
      <text:p text:style-name="P45">From workers employee INNER JOIN workers manager --farklı tabloymuş gibi isimlendiriyoruz.</text:p>
      <text:p text:style-name="P45">ON employee.manager_id = manager.id;</text:p>
      <text:p text:style-name="P45"/>
      <text:p text:style-name="P45">--****ALTER TABLE*****--</text:p>
      <text:p text:style-name="P45"/>
      <text:p text:style-name="P45">--1)Field(Sütun) Ekleme:</text:p>
      <text:p text:style-name="P45">ALTER TABLE workers</text:p>
      <text:p text:style-name="P45">ADD company_industry VARCHAR(20); --yeni bir sütun ekledik. Data type ekledik.</text:p>
      <text:p text:style-name="P45"/>
      <text:p text:style-name="P45">--2)Default değer ile sütun ekleme</text:p>
      <text:p text:style-name="P45">ALTER TABLE workers</text:p>
      <text:p text:style-name="P45">ADD worker_address VARCHAR(80) DEFAULT 'Miami, FL, USA'; --tüm satırlara default olarak bu adresi atadı.</text:p>
      <text:p text:style-name="P45"/>
      <text:p text:style-name="P45">--3)Çoklu field ekleme</text:p>
      <text:p text:style-name="P45">ALTER TABLE workers</text:p>
      <text:p text:style-name="P45">ADD COLUMN number_of_workers CHAR(5) DEFAULT 0, --default olarak hepsine 0 değeri yaz.</text:p>
      <text:p text:style-name="P45">ADD COLUMN number_of_ceo VARCHAR(20); --değer verilmediği için NULL</text:p>
      <text:p text:style-name="P45"/>
      <text:p text:style-name="P45">--4) Field (sütun) nasıl kaldırılır</text:p>
      <text:p text:style-name="P45">ALTER TABLE workers</text:p>
      <text:p text:style-name="P45">DROP COLUMN number_of_ceo; --ceo kolonunu sildik.</text:p>
      <text:p text:style-name="P45"><text:soft-page-break/></text:p>
      <text:p text:style-name="P45">--5) Table nasıl yeniden adlandırılır: RENAME TO ...</text:p>
      <text:p text:style-name="P45">ALTER TABLE workers</text:p>
      <text:p text:style-name="P45">RENAME TO calisanlar; --Tabloya yeni isim verdik.</text:p>
      <text:p text:style-name="P45"/>
      <text:p text:style-name="P45">--6)Field (sütun) nasıl yeniden adlandırılır: RENAME COLUMN ... TO ...</text:p>
      <text:p text:style-name="P45">ALTER TABLE calisanlar</text:p>
      <text:p text:style-name="P45">RENAME COLUMN company_industry TO company_profession;</text:p>
      <text:p text:style-name="P45"/>
      <text:p text:style-name="P45">--7) Field nasıl modifiye edilir (constraint ekleme, data typi ya da kapasitesini değiştirme)</text:p>
      <text:p text:style-name="P45"/>
      <text:p text:style-name="P45">--NOT: Constraint eklerken mevcut data tiplerine dikkat ediniz.</text:p>
      <text:p text:style-name="P45"/>
      <text:p text:style-name="P45">--a)Constraint ekleme:</text:p>
      <text:p text:style-name="P45"/>
      <text:p text:style-name="P45">--a1)number_of_workers sütununu "not null" constraint ekleylim</text:p>
      <text:p text:style-name="P45">ALTER TABLE calisanlar</text:p>
      <text:p text:style-name="P45">ALTER COLUMN number_of_workers SET NOT NULL; --SET ile yapılıyor. </text:p>
      <text:p text:style-name="P45">--Yandan tablodaki sütun ismine sağ tıklayıp Properties yaparak bakılabilir değişikliğe</text:p>
      <text:p text:style-name="P45"/>
      <text:p text:style-name="P45">----a2)company_profession sütununa "UNIQUE" constraint ekleyin.</text:p>
      <text:p text:style-name="P45">ALTER TABLE calisanlar</text:p>
      <text:p text:style-name="P45">ADD CONSTRAINT company_profession_unique UNIQUE(company_profession);</text:p>
      <text:p text:style-name="P45">--Önce constraint için isim veriyoruz, sonra hangisine ne şekilde constraint verceğimizi yazıyoruz.</text:p>
      <text:p text:style-name="P45"/>
      <text:p text:style-name="P45">--a3)worker_address sütununa "UNIQUE" constraint ekleyin.</text:p>
      <text:p text:style-name="P45">ALTER TABLE calisanlar</text:p>
      <text:p text:style-name="P45">ADD CONSTRAINT worker_address_unique UNIQUE(worker_address);</text:p>
      <text:p text:style-name="P45">--!!!Mevcut veri tekrarlı olduğundan Unique constraint atanamadı. Yani zaten hepsi "Miami, FL, USA"</text:p>
      <text:p text:style-name="P45">--Uyarı: Key (worker_address)=(Miami, FL, USA) is duplicated.</text:p>
      <text:p text:style-name="P45"/>
      <text:p text:style-name="P45">--b)Data Tipi/Boyutunu değiştirme:</text:p>
      <text:p text:style-name="P45">--b1)company_profession sütununun data tipini CHAR(5) yapın.</text:p>
      <text:p text:style-name="P45">ALTER TABLE calisanlar</text:p>
      <text:p text:style-name="P45">ALTER COLUMN company_profession TYPE CHAR(5); --type değişimi için ALTER COLUMN...TYPE ...</text:p>
      <text:p text:style-name="P45"/>
      <text:p text:style-name="P45">--b2)worker_address sütunun data tipini CHAR(5) yapın.</text:p>
      <text:p text:style-name="P45">ALTER TABLE calisanlar</text:p>
      <text:p text:style-name="P45">ALTER COLUMN worker_address TYPE CHAR(5); --Daha önce girilen adresler 5'ten fazla. O yüzden kabul etmez.</text:p>
      <text:p text:style-name="P45">--Uyarı: value too long for type character(5)</text:p>
      <text:p text:style-name="P45"/>
      <text:p text:style-name="P45">--b3)worker_address sütununun data tipini CHAR(30) yapın.</text:p>
      <text:p text:style-name="P45">ALTER TABLE calisanlar</text:p>
      <text:p text:style-name="P45">ALTER COLUMN worker_address TYPE CHAR(30); --bunu kabul etti çünkü mevcut adres karakteri 30'dan az.</text:p>
      <text:p text:style-name="P45"/>
      <text:p text:style-name="P45">Select * From calisanlar;</text:p>
      <text:p text:style-name="P45"/>
      <text:p text:style-name="P45">--***Function (Fonksiyon) nasıl yazılır: <text:s text:c="5"/>***--</text:p>
      <text:p text:style-name="P45"/>
      <text:p text:style-name="P45">--Bazı görevleri daha hızlı yapabilmek için function oluşturulur.</text:p>
      <text:p text:style-name="P45"><text:soft-page-break/>--CRUD operation için function oluşturulur</text:p>
      <text:p text:style-name="P45">--SQL'de her function return typr olarak bir data verir.</text:p>
      <text:p text:style-name="P45">--Return type olarak data vermeyen işlemlere "Procedure" denir.</text:p>
      <text:p text:style-name="P45"/>
      <text:p text:style-name="P45">CREATE OR REPLACE FUNCTION addf (x NUMERIC, y NUMERIC) --function için bir isim veriyoruz. Function daha önce varsa Replace geçerli olur. </text:p>
      <text:p text:style-name="P45">RETURNS NUMERIC --değişkenler için de isim ve türünü tanımlıyoruz. RETURNS çoğul şeklinde</text:p>
      <text:p text:style-name="P45">LANGUAGE plpgsql --Dili Postgre sql olsun</text:p>
      <text:p text:style-name="P45">AS --Dolar işareti ile başlayıp bitiyor</text:p>
      <text:p text:style-name="P45">$$</text:p>
      <text:p text:style-name="P45"><text:s text:c="4"/>BEGIN</text:p>
      <text:p text:style-name="P45"/>
      <text:p text:style-name="P45"><text:s text:c="4"/>RETURN x+y; --neyi return olarak vermesini istiyorsak...</text:p>
      <text:p text:style-name="P45"/>
      <text:p text:style-name="P45"><text:s text:c="4"/>END</text:p>
      <text:p text:style-name="P45">$$</text:p>
      <text:p text:style-name="P45"/>
      <text:p text:style-name="P45">SELECT * FROM addf(2,3) AS "Addition"; --Fonksiyona yeni isim verdik. x ve y değerlerin verdik.</text:p>
      <text:p text:style-name="P45"/>
      <text:p text:style-name="P45"/>
      <text:p text:style-name="P45">--Koninin hacmini hesaplayan bir function yazın</text:p>
      <text:p text:style-name="P45">CREATE OR REPLACE FUNCTION volume (r NUMERIC, h NUMERIC) </text:p>
      <text:p text:style-name="P45">RETURNS NUMERIC --değişkenler için de isim ve türünü tanımlıyoruz. RETURNS çoğul şeklinde</text:p>
      <text:p text:style-name="P45">LANGUAGE plpgsql --Dili Postgre sql olsun</text:p>
      <text:p text:style-name="P45">AS --Dolar işareti ile başlayıp bitiyor</text:p>
      <text:p text:style-name="P45">$$</text:p>
      <text:p text:style-name="P45"><text:s text:c="4"/>BEGIN</text:p>
      <text:p text:style-name="P45"/>
      <text:p text:style-name="P45"><text:s text:c="4"/>RETURN 3.14*r*r*h*1/3; --neyi return olarak vermesini istiyorsak...</text:p>
      <text:p text:style-name="P45"/>
      <text:p text:style-name="P45"><text:s text:c="4"/>END</text:p>
      <text:p text:style-name="P45">$$</text:p>
      <text:p text:style-name="P45"/>
      <text:p text:style-name="P45">SELECT * FROM volume (2,5);</text:p>
      <text:p text:style-name="P45"/>
      <text:p text:style-name="P40">PostgreSQL derslerinin sonu</text:p>
      <text:p text:style-name="P40"/>
      <text:p text:style-name="P39">---------------------------------------------------******-----------------------------------------------------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lack-Lato" svg:font-family="Slack-Lato, Slack-Fractions, appleLogo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7-26T22:30:49.420000000</meta:creation-date>
    <dc:date>2022-12-21T20:30:02.488000000</dc:date>
    <meta:editing-duration>PT23H13M53S</meta:editing-duration>
    <meta:editing-cycles>12</meta:editing-cycles>
    <meta:generator>LibreOffice/6.4.2.2$Windows_X86_64 LibreOffice_project/4e471d8c02c9c90f512f7f9ead8875b57fcb1ec3</meta:generator>
    <meta:document-statistic meta:table-count="0" meta:image-count="0" meta:object-count="0" meta:page-count="32" meta:paragraph-count="1193" meta:word-count="7320" meta:character-count="52333" meta:non-whitespace-character-count="45818"/>
  </office:meta>
</office:document-meta>
</file>